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text-properties fo:color="#080808" loext:opacity="100%" style:font-name="JetBrains Mono" fo:font-size="12pt" fo:font-weight="bold" fo:background-color="#ffffff" style:font-size-asian="12pt" style:font-weight-asian="bold" style:font-size-complex="12pt" style:font-weight-complex="bold"/>
    </style:style>
    <style:style style:name="P2" style:family="paragraph" style:parent-style-name="Preformatted_20_Text">
      <style:text-properties fo:color="#080808" loext:opacity="100%" style:font-name="JetBrains Mono" fo:font-size="10pt" fo:font-weight="bold" fo:background-color="#ffffff" style:font-size-asian="10pt" style:font-weight-asian="bold" style:font-size-complex="10pt" style:font-weight-complex="bold"/>
    </style:style>
    <style:style style:name="P3" style:family="paragraph" style:parent-style-name="Preformatted_20_Text">
      <style:text-properties fo:color="#080808" loext:opacity="100%" style:font-name="JetBrains Mono" fo:font-size="10pt" fo:background-color="#ffffff" style:font-size-asian="10pt" style:font-size-complex="10pt"/>
    </style:style>
    <style:style style:name="P4" style:family="paragraph" style:parent-style-name="Preformatted_20_Text">
      <style:text-properties fo:color="#080808" loext:opacity="100%" style:font-name="JetBrains Mono" fo:font-size="10pt" officeooo:paragraph-rsid="001fe882" fo:background-color="#ffffff" style:font-size-asian="10pt" style:font-size-complex="10pt"/>
    </style:style>
    <style:style style:name="P5" style:family="paragraph" style:parent-style-name="Preformatted_20_Text">
      <style:paragraph-properties fo:margin-left="0.4925in" fo:margin-right="0in" fo:text-indent="0in" style:auto-text-indent="false"/>
      <style:text-properties fo:color="#080808" loext:opacity="100%" style:font-name="JetBrains Mono" fo:font-size="10pt" fo:background-color="#ffffff" style:font-size-asian="10pt" style:font-size-complex="10pt"/>
    </style:style>
    <style:style style:name="P6" style:family="paragraph" style:parent-style-name="Preformatted_20_Text">
      <style:paragraph-properties fo:margin-left="0.4925in" fo:margin-right="0in" fo:text-indent="0in" style:auto-text-indent="false"/>
      <style:text-properties fo:color="#080808" loext:opacity="100%" style:font-name="JetBrains Mono" fo:font-size="10pt" officeooo:paragraph-rsid="0024c416" fo:background-color="#ffffff" style:font-size-asian="10pt" style:font-size-complex="10pt"/>
    </style:style>
    <style:style style:name="P7" style:family="paragraph" style:parent-style-name="Preformatted_20_Text">
      <style:text-properties fo:color="#080808" loext:opacity="100%" style:font-name="JetBrains Mono" fo:font-size="10pt" officeooo:paragraph-rsid="0029ae8c" fo:background-color="#ffffff" style:font-size-asian="10pt" style:font-size-complex="10pt"/>
    </style:style>
    <style:style style:name="P8" style:family="paragraph" style:parent-style-name="Preformatted_20_Text">
      <style:text-properties fo:color="#080808" loext:opacity="100%" style:font-name="JetBrains Mono" fo:font-size="10pt" fo:font-style="italic" fo:background-color="#ffffff" style:font-size-asian="10pt" style:font-style-asian="italic" style:font-size-complex="10pt" style:font-style-complex="italic"/>
    </style:style>
    <style:style style:name="P9" style:family="paragraph" style:parent-style-name="Preformatted_20_Text">
      <style:paragraph-properties fo:margin-left="0in" fo:margin-right="0in" fo:text-indent="0in" style:auto-text-indent="false"/>
      <style:text-properties fo:color="#080808" loext:opacity="100%" style:font-name="JetBrains Mono" fo:font-size="10pt" fo:font-weight="normal" officeooo:rsid="0024c416" officeooo:paragraph-rsid="0024c416" fo:background-color="#ffffff" style:font-size-asian="10pt" style:font-weight-asian="normal" style:font-size-complex="10pt" style:font-weight-complex="normal"/>
    </style:style>
    <style:style style:name="P10" style:family="paragraph" style:parent-style-name="Preformatted_20_Text">
      <style:text-properties fo:color="#067d17" loext:opacity="100%" fo:font-size="10pt" fo:background-color="#ffffff" style:font-size-asian="10pt" style:font-size-complex="10pt"/>
    </style:style>
    <style:style style:name="P11" style:family="paragraph" style:parent-style-name="Preformatted_20_Text">
      <style:text-properties fo:color="#0033b3" loext:opacity="100%" style:font-name="JetBrains Mono" fo:font-size="10pt" fo:background-color="#ffffff" style:font-size-asian="10pt" style:font-size-complex="10pt"/>
    </style:style>
    <style:style style:name="P12" style:family="paragraph" style:parent-style-name="Preformatted_20_Text">
      <style:paragraph-properties fo:margin-left="0.9846in" fo:margin-right="0in" fo:text-indent="0in" style:auto-text-indent="false"/>
      <style:text-properties fo:color="#000000" loext:opacity="100%" style:font-name="JetBrains Mono" fo:font-size="10pt" officeooo:paragraph-rsid="0024c416" fo:background-color="#ffffff" style:font-size-asian="10pt" style:font-size-complex="10pt"/>
    </style:style>
    <style:style style:name="P13" style:family="paragraph" style:parent-style-name="Preformatted_20_Text">
      <style:paragraph-properties fo:margin-left="0.4925in" fo:margin-right="0in" fo:text-indent="0in" style:auto-text-indent="false"/>
      <style:text-properties fo:color="#000000" loext:opacity="100%" style:font-name="JetBrains Mono" fo:font-size="10pt" officeooo:paragraph-rsid="0025d31b" fo:background-color="#ffffff" style:font-size-asian="10pt" style:font-size-complex="10pt"/>
    </style:style>
    <style:style style:name="P14" style:family="paragraph" style:parent-style-name="Preformatted_20_Text">
      <style:paragraph-properties fo:margin-left="0.4925in" fo:margin-right="0in" fo:text-indent="0in" style:auto-text-indent="false"/>
      <style:text-properties fo:color="#000000" loext:opacity="100%" style:font-name="JetBrains Mono" fo:font-size="10pt" fo:background-color="#ffffff" style:font-size-asian="10pt" style:font-size-complex="10pt"/>
    </style:style>
    <style:style style:name="P15" style:family="paragraph" style:parent-style-name="Preformatted_20_Text">
      <style:paragraph-properties fo:margin-left="0.9846in" fo:margin-right="0in" fo:margin-top="0in" fo:margin-bottom="0.1965in" style:contextual-spacing="false" fo:text-indent="0in" style:auto-text-indent="false"/>
      <style:text-properties fo:color="#000000" loext:opacity="100%" fo:font-size="10pt" style:font-size-asian="10pt" style:font-size-complex="10pt"/>
    </style:style>
    <style:style style:name="P16" style:family="paragraph" style:parent-style-name="Preformatted_20_Text">
      <style:paragraph-properties fo:margin-left="0.4925in" fo:margin-right="0in" fo:text-indent="0in" style:auto-text-indent="false"/>
      <style:text-properties fo:color="#000000" loext:opacity="100%" fo:font-size="10pt" officeooo:paragraph-rsid="0025d31b" fo:background-color="#ffffff" style:font-size-asian="10pt" style:font-size-complex="10pt"/>
    </style:style>
    <style:style style:name="P17" style:family="paragraph" style:parent-style-name="Preformatted_20_Text">
      <style:paragraph-properties fo:margin-left="0.4925in" fo:margin-right="0in" fo:text-indent="0in" style:auto-text-indent="false"/>
      <style:text-properties fo:color="#000000" loext:opacity="100%" fo:font-size="10pt" fo:background-color="#ffffff" style:font-size-asian="10pt" style:font-size-complex="10pt"/>
    </style:style>
    <style:style style:name="P18" style:family="paragraph" style:parent-style-name="Preformatted_20_Text" style:list-style-name="L1">
      <style:text-properties fo:color="#080808" loext:opacity="100%" style:font-name="JetBrains Mono" fo:font-size="10pt" fo:background-color="#ffffff" style:font-size-asian="10pt" style:font-size-complex="10pt"/>
    </style:style>
    <style:style style:name="P19" style:family="paragraph" style:parent-style-name="Preformatted_20_Text" style:list-style-name="L2">
      <style:text-properties fo:color="#080808" loext:opacity="100%" style:font-name="JetBrains Mono" fo:font-size="10pt" fo:background-color="#ffffff" style:font-size-asian="10pt" style:font-size-complex="10pt"/>
    </style:style>
    <style:style style:name="P20" style:family="paragraph" style:parent-style-name="Preformatted_20_Text" style:list-style-name="L3">
      <style:text-properties fo:color="#080808" loext:opacity="100%" style:font-name="JetBrains Mono" fo:font-size="10pt" fo:background-color="#ffffff" style:font-size-asian="10pt" style:font-size-complex="10pt"/>
    </style:style>
    <style:style style:name="P21" style:family="paragraph" style:parent-style-name="Preformatted_20_Text" style:list-style-name="L4">
      <style:text-properties fo:color="#080808" loext:opacity="100%" style:font-name="JetBrains Mono" fo:font-size="10pt" fo:background-color="#ffffff" style:font-size-asian="10pt" style:font-size-complex="10pt"/>
    </style:style>
    <style:style style:name="P22" style:family="paragraph" style:parent-style-name="Preformatted_20_Text">
      <style:text-properties fo:color="#080808" loext:opacity="100%" style:font-name="JetBrains Mono" fo:font-size="10pt" fo:background-color="#ffffff" style:font-size-asian="10pt" style:font-size-complex="10pt"/>
    </style:style>
    <style:style style:name="P23"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text-properties fo:color="#080808" loext:opacity="100%" style:font-name="JetBrains Mono" fo:font-size="10pt" fo:background-color="#ffffff" style:font-size-asian="10pt" style:font-size-complex="10pt"/>
    </style:style>
    <style:style style:name="P24" style:family="paragraph" style:parent-style-name="Preformatted_20_Text">
      <style:text-properties fo:color="#080808" loext:opacity="100%" style:font-name="JetBrains Mono" fo:font-size="10pt" officeooo:paragraph-rsid="00323ce5" fo:background-color="#ffffff" style:font-size-asian="10pt" style:font-size-complex="10pt"/>
    </style:style>
    <style:style style:name="P25" style:family="paragraph" style:parent-style-name="Preformatted_20_Text">
      <style:paragraph-properties fo:margin-left="0.4925in" fo:margin-right="0in" fo:text-indent="0in" style:auto-text-indent="false"/>
      <style:text-properties fo:color="#080808" loext:opacity="100%" style:font-name="JetBrains Mono" fo:font-size="10pt" officeooo:paragraph-rsid="00323ce5" fo:background-color="#ffffff" style:font-size-asian="10pt" style:font-size-complex="10pt"/>
    </style:style>
    <style:style style:name="P26" style:family="paragraph" style:parent-style-name="Preformatted_20_Text" style:master-page-name="">
      <loext:graphic-properties draw:fill="none"/>
      <style:paragraph-properties fo:margin-left="1.6866in" fo:margin-right="0in" fo:margin-top="0in" fo:margin-bottom="0in" style:contextual-spacing="false" fo:text-indent="-1.1866in" style:auto-text-indent="false" style:page-number="auto" fo:background-color="transparent"/>
      <style:text-properties fo:color="#080808" loext:opacity="100%" style:font-name="JetBrains Mono" fo:font-size="10pt" officeooo:paragraph-rsid="00323ce5" fo:background-color="#ffffff" style:font-size-asian="10pt" style:font-size-complex="10pt"/>
    </style:style>
    <style:style style:name="P27" style:family="paragraph" style:parent-style-name="Preformatted_20_Text">
      <loext:graphic-properties draw:fill="none"/>
      <style:paragraph-properties fo:margin-left="1.6866in" fo:margin-right="0in" fo:margin-top="0in" fo:margin-bottom="0in" style:contextual-spacing="false" fo:text-indent="-1.1866in" style:auto-text-indent="false" fo:background-color="transparent"/>
      <style:text-properties fo:color="#080808" loext:opacity="100%" style:font-name="JetBrains Mono" fo:font-size="10pt" officeooo:paragraph-rsid="00323ce5" fo:background-color="#ffffff" style:font-size-asian="10pt" style:font-size-complex="10pt"/>
    </style:style>
    <style:style style:name="P28" style:family="paragraph" style:parent-style-name="Preformatted_20_Text">
      <style:text-properties fo:color="#080808" loext:opacity="100%" style:font-name="JetBrains Mono" fo:font-size="10pt" officeooo:rsid="00323ce5" officeooo:paragraph-rsid="00323ce5" fo:background-color="#ffffff" style:font-size-asian="10pt" style:font-size-complex="10pt"/>
    </style:style>
    <style:style style:name="P29" style:family="paragraph" style:parent-style-name="Preformatted_20_Text" style:list-style-name="L6">
      <style:text-properties fo:color="#080808" loext:opacity="100%" style:font-name="JetBrains Mono" fo:font-size="10pt" officeooo:rsid="00323ce5" officeooo:paragraph-rsid="00323ce5" fo:background-color="#ffffff" style:font-size-asian="10pt" style:font-size-complex="10pt"/>
    </style:style>
    <style:style style:name="P30" style:family="paragraph" style:parent-style-name="Preformatted_20_Text">
      <style:paragraph-properties fo:margin-left="0.4925in" fo:margin-right="0in" fo:text-indent="0in" style:auto-text-indent="false"/>
      <style:text-properties fo:color="#080808" loext:opacity="100%" style:font-name="JetBrains Mono" fo:font-size="10pt" fo:background-color="#ffffff" style:font-size-asian="10pt" style:font-size-complex="10pt"/>
    </style:style>
    <style:style style:name="P31" style:family="paragraph" style:parent-style-name="Preformatted_20_Text">
      <style:paragraph-properties fo:margin-left="0.4925in" fo:margin-right="0in" fo:text-indent="0in" style:auto-text-indent="false"/>
      <style:text-properties fo:color="#080808" loext:opacity="100%" style:font-name="JetBrains Mono" fo:font-size="10pt" officeooo:paragraph-rsid="00341bea" fo:background-color="#ffffff" style:font-size-asian="10pt" style:font-size-complex="10pt"/>
    </style:style>
    <style:style style:name="P32" style:family="paragraph" style:parent-style-name="Preformatted_20_Text">
      <loext:graphic-properties draw:fill="none"/>
      <style:paragraph-properties fo:margin-left="1.6866in" fo:margin-right="0in" fo:margin-top="0in" fo:margin-bottom="0in" style:contextual-spacing="false" fo:text-indent="-1.1866in" style:auto-text-indent="false" fo:background-color="transparent"/>
      <style:text-properties fo:color="#080808" loext:opacity="100%" style:font-name="JetBrains Mono" fo:font-size="10pt" officeooo:paragraph-rsid="00341bea" fo:background-color="#ffffff" style:font-size-asian="10pt" style:font-size-complex="10pt"/>
    </style:style>
    <style:style style:name="P33" style:family="paragraph" style:parent-style-name="Preformatted_20_Text">
      <loext:graphic-properties draw:fill="none"/>
      <style:paragraph-properties fo:margin-left="1.6866in" fo:margin-right="0in" fo:margin-top="0in" fo:margin-bottom="0in" style:contextual-spacing="false" fo:text-indent="-1.1866in" style:auto-text-indent="false" fo:background-color="transparent"/>
      <style:text-properties fo:color="#080808" loext:opacity="100%" style:font-name="JetBrains Mono" fo:font-size="10pt" officeooo:rsid="00341bea" officeooo:paragraph-rsid="00341bea" fo:background-color="#ffffff" style:font-size-asian="10pt" style:font-size-complex="10pt"/>
    </style:style>
    <style:style style:name="P34" style:family="paragraph" style:parent-style-name="Preformatted_20_Text">
      <style:paragraph-properties fo:margin-left="0.4925in" fo:margin-right="0in" fo:text-indent="0in" style:auto-text-indent="false"/>
      <style:text-properties fo:color="#080808" loext:opacity="100%" style:font-name="JetBrains Mono" fo:font-size="10pt" officeooo:paragraph-rsid="00344cc0" fo:background-color="#ffffff" style:font-size-asian="10pt" style:font-size-complex="10pt"/>
    </style:style>
    <style:style style:name="P35"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text-properties fo:color="#080808" loext:opacity="100%" style:font-name="JetBrains Mono" fo:font-size="10pt" officeooo:paragraph-rsid="00344cc0" fo:background-color="#ffffff" style:font-size-asian="10pt" style:font-size-complex="10pt"/>
    </style:style>
    <style:style style:name="P36" style:family="paragraph" style:parent-style-name="Preformatted_20_Text">
      <style:paragraph-properties fo:margin-left="0.4925in" fo:margin-right="0in" fo:text-indent="0in" style:auto-text-indent="false"/>
      <style:text-properties fo:color="#080808" loext:opacity="100%" style:font-name="JetBrains Mono" fo:font-size="10pt" officeooo:rsid="00344cc0" officeooo:paragraph-rsid="00344cc0" fo:background-color="#ffffff" style:font-size-asian="10pt" style:font-size-complex="10pt"/>
    </style:style>
    <style:style style:name="P37" style:family="paragraph" style:parent-style-name="Preformatted_20_Text">
      <style:paragraph-properties fo:margin-left="0in" fo:margin-right="0in" fo:text-indent="0in" style:auto-text-indent="false"/>
      <style:text-properties fo:color="#080808" loext:opacity="100%" style:font-name="JetBrains Mono" fo:font-size="10pt" fo:font-weight="bold" officeooo:rsid="0024c416" officeooo:paragraph-rsid="0024c416" fo:background-color="#ffffff" style:font-size-asian="10pt" style:font-weight-asian="bold" style:font-size-complex="10pt" style:font-weight-complex="bold"/>
    </style:style>
    <style:style style:name="P38" style:family="paragraph" style:parent-style-name="Preformatted_20_Text">
      <style:paragraph-properties fo:margin-left="0in" fo:margin-right="0in" fo:text-indent="0in" style:auto-text-indent="false"/>
      <style:text-properties fo:color="#080808" loext:opacity="100%" style:font-name="JetBrains Mono" fo:font-size="10pt" fo:font-weight="bold" officeooo:rsid="0024c416" officeooo:paragraph-rsid="00323ce5" fo:background-color="#ffffff" style:font-size-asian="10pt" style:font-weight-asian="bold" style:font-size-complex="10pt" style:font-weight-complex="bold"/>
    </style:style>
    <style:style style:name="P39" style:family="paragraph" style:parent-style-name="Preformatted_20_Text">
      <style:paragraph-properties fo:margin-left="0.4925in" fo:margin-right="0in" fo:text-indent="0in" style:auto-text-indent="false"/>
      <style:text-properties fo:color="#080808" loext:opacity="100%" style:font-name="JetBrains Mono" fo:font-size="10pt" fo:font-weight="bold" fo:background-color="#ffffff" style:font-size-asian="10pt" style:font-weight-asian="bold" style:font-size-complex="10pt" style:font-weight-complex="bold"/>
    </style:style>
    <style:style style:name="P40" style:family="paragraph" style:parent-style-name="Preformatted_20_Text">
      <style:paragraph-properties fo:margin-left="0in" fo:margin-right="0in" fo:text-indent="0in" style:auto-text-indent="false"/>
      <style:text-properties fo:color="#080808" loext:opacity="100%" style:font-name="JetBrains Mono" fo:font-size="10pt" fo:font-weight="bold" officeooo:paragraph-rsid="00323ce5" fo:background-color="#ffffff" style:font-size-asian="10pt" style:font-weight-asian="bold" style:font-size-complex="10pt" style:font-weight-complex="bold"/>
    </style:style>
    <style:style style:name="P41" style:family="paragraph" style:parent-style-name="Preformatted_20_Text">
      <style:paragraph-properties fo:margin-left="0.4925in" fo:margin-right="0in" fo:text-indent="0in" style:auto-text-indent="false"/>
      <style:text-properties fo:color="#080808" loext:opacity="100%" style:font-name="JetBrains Mono" fo:font-size="10pt" fo:font-weight="normal" fo:background-color="#ffffff" style:font-size-asian="10pt" style:font-weight-asian="normal" style:font-size-complex="10pt" style:font-weight-complex="normal"/>
    </style:style>
    <style:style style:name="P42" style:family="paragraph" style:parent-style-name="Preformatted_20_Text">
      <style:paragraph-properties fo:margin-left="0in" fo:margin-right="0in" fo:text-indent="0in" style:auto-text-indent="false"/>
      <style:text-properties fo:color="#080808" loext:opacity="100%" style:font-name="JetBrains Mono" fo:font-size="10pt" fo:font-weight="normal" officeooo:rsid="0024c416" officeooo:paragraph-rsid="00323ce5" fo:background-color="#ffffff" style:font-size-asian="10pt" style:font-weight-asian="normal" style:font-size-complex="10pt" style:font-weight-complex="normal"/>
    </style:style>
    <style:style style:name="P43" style:family="paragraph" style:parent-style-name="Preformatted_20_Text">
      <style:paragraph-properties fo:margin-left="0.4925in" fo:margin-right="0in" fo:text-indent="0in" style:auto-text-indent="false"/>
      <style:text-properties fo:color="#080808" loext:opacity="100%" style:font-name="JetBrains Mono" fo:font-size="10pt" fo:font-weight="normal" officeooo:paragraph-rsid="00323ce5" fo:background-color="#ffffff" style:font-size-asian="10pt" style:font-weight-asian="normal" style:font-size-complex="10pt" style:font-weight-complex="normal"/>
    </style:style>
    <style:style style:name="P44" style:family="paragraph" style:parent-style-name="Preformatted_20_Text">
      <style:text-properties fo:color="#080808" loext:opacity="100%" style:font-name="JetBrains Mono" fo:font-size="12pt" fo:font-weight="bold" fo:background-color="#ffffff" style:font-size-asian="12pt" style:font-weight-asian="bold" style:font-size-complex="12pt" style:font-weight-complex="bold"/>
    </style:style>
    <style:style style:name="P45" style:family="paragraph" style:parent-style-name="Preformatted_20_Text">
      <style:paragraph-properties fo:break-before="page"/>
      <style:text-properties fo:color="#080808" loext:opacity="100%" style:font-name="JetBrains Mono" fo:font-size="12pt" fo:font-weight="bold" fo:background-color="#ffffff" style:font-size-asian="12pt" style:font-weight-asian="bold" style:font-size-complex="12pt" style:font-weight-complex="bold"/>
    </style:style>
    <style:style style:name="P46" style:family="paragraph" style:parent-style-name="Preformatted_20_Text">
      <style:paragraph-properties fo:break-before="page"/>
      <style:text-properties fo:color="#080808" loext:opacity="100%" style:font-name="JetBrains Mono" fo:font-size="12pt" fo:font-weight="bold" officeooo:paragraph-rsid="0030a698" fo:background-color="#ffffff" style:font-size-asian="12pt" style:font-weight-asian="bold" style:font-size-complex="12pt" style:font-weight-complex="bold"/>
    </style:style>
    <style:style style:name="P47" style:family="paragraph" style:parent-style-name="Preformatted_20_Text">
      <style:paragraph-properties fo:break-before="page"/>
      <style:text-properties fo:color="#080808" loext:opacity="100%" style:font-name="JetBrains Mono" fo:font-size="12pt" fo:font-weight="bold" officeooo:paragraph-rsid="00323ce5" fo:background-color="#ffffff" style:font-size-asian="12pt" style:font-weight-asian="bold" style:font-size-complex="12pt" style:font-weight-complex="bold"/>
    </style:style>
    <style:style style:name="P48" style:family="paragraph" style:parent-style-name="Preformatted_20_Text" style:list-style-name="L1">
      <style:text-properties fo:color="#080808" loext:opacity="100%" fo:font-size="10pt" fo:background-color="#ffffff" style:font-size-asian="10pt" style:font-size-complex="10pt"/>
    </style:style>
    <style:style style:name="P49" style:family="paragraph" style:parent-style-name="Preformatted_20_Text" style:list-style-name="L2">
      <style:text-properties fo:color="#080808" loext:opacity="100%" fo:font-size="10pt" fo:background-color="#ffffff" style:font-size-asian="10pt" style:font-size-complex="10pt"/>
    </style:style>
    <style:style style:name="P50" style:family="paragraph" style:parent-style-name="Preformatted_20_Text" style:list-style-name="L1">
      <style:text-properties fo:color="#0033b3" loext:opacity="100%" style:font-name="JetBrains Mono" fo:font-size="10pt" fo:background-color="#ffffff" style:font-size-asian="10pt" style:font-size-complex="10pt"/>
    </style:style>
    <style:style style:name="P51" style:family="paragraph" style:parent-style-name="Preformatted_20_Text" style:list-style-name="L2">
      <style:text-properties fo:color="#0033b3" loext:opacity="100%" style:font-name="JetBrains Mono" fo:font-size="10pt" fo:background-color="#ffffff" style:font-size-asian="10pt" style:font-size-complex="10pt"/>
    </style:style>
    <style:style style:name="P52" style:family="paragraph" style:parent-style-name="Preformatted_20_Text" style:list-style-name="L4">
      <style:text-properties fo:color="#0033b3" loext:opacity="100%" style:font-name="JetBrains Mono" fo:font-size="10pt" fo:background-color="#ffffff" style:font-size-asian="10pt" style:font-size-complex="10pt"/>
    </style:style>
    <style:style style:name="P53" style:family="paragraph" style:parent-style-name="Preformatted_20_Text">
      <style:paragraph-properties fo:margin-left="0.4925in" fo:margin-right="0in" fo:text-indent="0in" style:auto-text-indent="false"/>
      <style:text-properties fo:color="#000000" loext:opacity="100%" style:font-name="JetBrains Mono" fo:font-size="10pt" officeooo:paragraph-rsid="0025d31b" fo:background-color="#ffffff" style:font-size-asian="10pt" style:font-size-complex="10pt"/>
    </style:style>
    <style:style style:name="P54" style:family="paragraph" style:parent-style-name="Preformatted_20_Text">
      <style:paragraph-properties fo:margin-left="0.4925in" fo:margin-right="0in" fo:text-indent="0in" style:auto-text-indent="false"/>
      <style:text-properties fo:color="#000000" loext:opacity="100%" style:font-name="JetBrains Mono" fo:font-size="10pt" officeooo:rsid="0024c416" fo:background-color="#ffffff" style:font-size-asian="10pt" style:font-size-complex="10pt"/>
    </style:style>
    <style:style style:name="P55" style:family="paragraph" style:parent-style-name="Preformatted_20_Text">
      <style:paragraph-properties fo:margin-left="0.4925in" fo:margin-right="0in" fo:text-indent="0in" style:auto-text-indent="false"/>
      <style:text-properties fo:color="#000000" loext:opacity="100%" style:font-name="JetBrains Mono" fo:font-size="10pt" officeooo:rsid="0024c416" officeooo:paragraph-rsid="00344cc0" fo:background-color="#ffffff" style:font-size-asian="10pt" style:font-size-complex="10pt"/>
    </style:style>
    <style:style style:name="P56" style:family="paragraph" style:parent-style-name="Preformatted_20_Text">
      <style:paragraph-properties fo:margin-left="0in" fo:margin-right="0in" fo:margin-top="0in" fo:margin-bottom="0.1965in" style:contextual-spacing="false" fo:text-indent="0in" style:auto-text-indent="false"/>
      <style:text-properties fo:color="#000000" loext:opacity="100%" style:font-name="JetBrains Mono" fo:font-size="10pt" fo:background-color="#ffffff" style:font-size-asian="10pt" style:font-size-complex="10pt"/>
    </style:style>
    <style:style style:name="P57" style:family="paragraph" style:parent-style-name="Preformatted_20_Text">
      <style:paragraph-properties fo:margin-left="0in" fo:margin-right="0in" fo:margin-top="0in" fo:margin-bottom="0.1965in" style:contextual-spacing="false" fo:text-indent="0in" style:auto-text-indent="false"/>
      <style:text-properties fo:color="#000000" loext:opacity="100%" style:font-name="JetBrains Mono" fo:font-size="10pt" officeooo:paragraph-rsid="00323ce5" fo:background-color="#ffffff" style:font-size-asian="10pt" style:font-size-complex="10pt"/>
    </style:style>
    <style:style style:name="P58" style:family="paragraph" style:parent-style-name="Preformatted_20_Text">
      <style:paragraph-properties fo:margin-left="0.9846in" fo:margin-right="0in" fo:text-indent="0in" style:auto-text-indent="false"/>
      <style:text-properties fo:color="#000000" loext:opacity="100%" style:font-name="JetBrains Mono" fo:font-size="10pt" officeooo:paragraph-rsid="00344cc0" fo:background-color="#ffffff" style:font-size-asian="10pt" style:font-size-complex="10pt"/>
    </style:style>
    <style:style style:name="P59" style:family="paragraph" style:parent-style-name="Preformatted_20_Text">
      <style:paragraph-properties fo:margin-left="0.9846in" fo:margin-right="0in" fo:text-indent="0in" style:auto-text-indent="false"/>
      <style:text-properties fo:color="#000000" loext:opacity="100%" style:font-name="JetBrains Mono" fo:font-size="10pt" officeooo:rsid="00373a53" officeooo:paragraph-rsid="00373a53" fo:background-color="#ffffff" style:font-size-asian="10pt" style:font-size-complex="10pt"/>
    </style:style>
    <style:style style:name="P60" style:family="paragraph" style:parent-style-name="Preformatted_20_Text">
      <style:paragraph-properties fo:margin-left="0.4925in" fo:margin-right="0in" fo:text-indent="0in" style:auto-text-indent="false"/>
      <style:text-properties fo:color="#000000" loext:opacity="100%" style:text-position="0% 100%" style:font-name="JetBrains Mono" fo:font-size="10pt" style:text-underline-style="solid" style:text-underline-width="auto" style:text-underline-color="font-color" fo:font-weight="normal" officeooo:rsid="0024c416" fo:background-color="#ffffff" style:font-size-asian="10pt" style:font-weight-asian="normal" style:font-size-complex="10pt" style:font-weight-complex="normal"/>
    </style:style>
    <style:style style:name="P61" style:family="paragraph" style:parent-style-name="Preformatted_20_Text">
      <style:paragraph-properties fo:margin-left="0.4925in" fo:margin-right="0in" fo:text-indent="0in" style:auto-text-indent="false"/>
      <style:text-properties fo:color="#000000" loext:opacity="100%" style:text-position="0% 100%" style:font-name="JetBrains Mono" fo:font-size="10pt" style:text-underline-style="solid" style:text-underline-width="auto" style:text-underline-color="font-color" fo:font-weight="normal" officeooo:rsid="0024c416" officeooo:paragraph-rsid="00323ce5" fo:background-color="#ffffff" style:font-size-asian="10pt" style:font-weight-asian="normal" style:font-size-complex="10pt" style:font-weight-complex="normal"/>
    </style:style>
    <style:style style:name="P62" style:family="paragraph" style:parent-style-name="Preformatted_20_Text">
      <style:paragraph-properties fo:margin-left="0.9846in" fo:margin-right="0in" fo:margin-top="0in" fo:margin-bottom="0.1965in" style:contextual-spacing="false" fo:text-indent="0in" style:auto-text-indent="false"/>
      <style:text-properties fo:color="#000000" loext:opacity="100%" fo:font-size="10pt" officeooo:paragraph-rsid="00323ce5" style:font-size-asian="10pt" style:font-size-complex="10pt"/>
    </style:style>
    <style:style style:name="P63" style:family="paragraph" style:parent-style-name="Preformatted_20_Text" style:master-page-name="">
      <loext:graphic-properties draw:fill="none"/>
      <style:paragraph-properties fo:margin-left="1.6866in" fo:margin-right="0in" fo:margin-top="0in" fo:margin-bottom="0in" style:contextual-spacing="false" fo:text-indent="-1.1866in" style:auto-text-indent="false" style:page-number="auto" fo:background-color="transparent"/>
      <style:text-properties officeooo:paragraph-rsid="00323ce5"/>
    </style:style>
    <style:style style:name="T1" style:family="text">
      <style:text-properties fo:color="#0033b3" loext:opacity="100%"/>
    </style:style>
    <style:style style:name="T2" style:family="text">
      <style:text-properties style:font-name="JetBrains Mono"/>
    </style:style>
    <style:style style:name="T3" style:family="text">
      <style:text-properties style:font-name="JetBrains Mono" fo:font-style="italic" fo:background-color="#ffffff" loext:char-shading-value="0" style:font-style-asian="italic" style:font-style-complex="italic"/>
    </style:style>
    <style:style style:name="T4" style:family="text">
      <style:text-properties style:font-name="JetBrains Mono" fo:background-color="#ffffff" loext:char-shading-value="0"/>
    </style:style>
    <style:style style:name="T5" style:family="text">
      <style:text-properties style:font-name="JetBrains Mono" fo:font-weight="bold" fo:background-color="#ffffff" loext:char-shading-value="0" style:font-weight-asian="bold" style:font-weight-complex="bold"/>
    </style:style>
    <style:style style:name="T6" style:family="text">
      <style:text-properties style:font-name="JetBrains Mono" fo:font-weight="bold" officeooo:rsid="00344cc0" fo:background-color="#ffffff" loext:char-shading-value="0" style:font-weight-asian="bold" style:font-weight-complex="bold"/>
    </style:style>
    <style:style style:name="T7" style:family="text">
      <style:text-properties style:font-name="JetBrains Mono" fo:font-weight="bold" style:font-weight-asian="bold" style:font-weight-complex="bold"/>
    </style:style>
    <style:style style:name="T8" style:family="text">
      <style:text-properties style:font-name="JetBrains Mono" officeooo:rsid="0025d31b"/>
    </style:style>
    <style:style style:name="T9" style:family="text">
      <style:text-properties style:font-name="JetBrains Mono" officeooo:rsid="0026762b"/>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1df0e7" style:font-weight-asian="bold" style:font-weight-complex="bold"/>
    </style:style>
    <style:style style:name="T13" style:family="text">
      <style:text-properties fo:font-weight="bold" officeooo:rsid="0024c416" style:font-weight-asian="bold" style:font-weight-complex="bold"/>
    </style:style>
    <style:style style:name="T14" style:family="text">
      <style:text-properties fo:font-weight="bold" officeooo:rsid="0030a698" style:font-weight-asian="bold" style:font-weight-complex="bold"/>
    </style:style>
    <style:style style:name="T15" style:family="text">
      <style:text-properties fo:font-weight="bold" officeooo:rsid="00341bea" style:font-weight-asian="bold" style:font-weight-complex="bold"/>
    </style:style>
    <style:style style:name="T16" style:family="text">
      <style:text-properties fo:font-weight="bold" officeooo:rsid="00344cc0" style:font-weight-asian="bold" style:font-weight-complex="bold"/>
    </style:style>
    <style:style style:name="T17" style:family="text">
      <style:text-properties officeooo:rsid="001df0e7"/>
    </style:style>
    <style:style style:name="T18" style:family="text">
      <style:text-properties style:text-position="sub 58%"/>
    </style:style>
    <style:style style:name="T19" style:family="text">
      <style:text-properties style:text-position="sub 58%" fo:font-weight="normal" style:font-weight-asian="normal" style:font-weight-complex="normal"/>
    </style:style>
    <style:style style:name="T20" style:family="text">
      <style:text-properties style:text-position="sub 58%" fo:font-weight="normal" officeooo:rsid="00341bea" style:font-weight-asian="normal" style:font-weight-complex="normal"/>
    </style:style>
    <style:style style:name="T21" style:family="text">
      <style:text-properties style:text-position="sub 58%" fo:font-weight="normal" officeooo:rsid="00344cc0" style:font-weight-asian="normal" style:font-weight-complex="normal"/>
    </style:style>
    <style:style style:name="T22" style:family="text">
      <style:text-properties style:text-position="sub 58%" fo:font-weight="bold"/>
    </style:style>
    <style:style style:name="T23" style:family="text">
      <style:text-properties style:text-position="sub 58%" fo:font-weight="bold" style:font-weight-asian="bold" style:font-weight-complex="bold"/>
    </style:style>
    <style:style style:name="T24" style:family="text">
      <style:text-properties style:text-position="sub 58%" fo:font-weight="bold" officeooo:rsid="00341bea" style:font-weight-asian="bold" style:font-weight-complex="bold"/>
    </style:style>
    <style:style style:name="T25" style:family="text">
      <style:text-properties style:text-position="sub 58%" fo:font-weight="bold" officeooo:rsid="00344cc0" style:font-weight-asian="bold" style:font-weight-complex="bold"/>
    </style:style>
    <style:style style:name="T26" style:family="text">
      <style:text-properties style:text-position="sub 58%" officeooo:rsid="0024c416"/>
    </style:style>
    <style:style style:name="T27" style:family="text">
      <style:text-properties style:text-position="sub 58%" style:font-name="JetBrains Mono" fo:background-color="#ffffff" loext:char-shading-value="0"/>
    </style:style>
    <style:style style:name="T28" style:family="text">
      <style:text-properties style:text-position="sub 58%" style:font-name="JetBrains Mono" officeooo:rsid="00344cc0" fo:background-color="#ffffff" loext:char-shading-value="0"/>
    </style:style>
    <style:style style:name="T29" style:family="text">
      <style:text-properties style:text-position="sub 58%" style:font-name="JetBrains Mono" officeooo:rsid="0036e143" fo:background-color="#ffffff" loext:char-shading-value="0"/>
    </style:style>
    <style:style style:name="T30" style:family="text">
      <style:text-properties style:text-position="sub 58%" officeooo:rsid="00341bea"/>
    </style:style>
    <style:style style:name="T31" style:family="text">
      <style:text-properties style:text-position="sub 58%" fo:font-style="italic" fo:font-weight="normal" style:font-style-asian="italic" style:font-weight-asian="normal" style:font-style-complex="italic" style:font-weight-complex="normal"/>
    </style:style>
    <style:style style:name="T32" style:family="text">
      <style:text-properties style:text-position="sub 58%" fo:font-style="italic" fo:font-weight="normal" officeooo:rsid="00341bea" style:font-style-asian="italic" style:font-weight-asian="normal" style:font-style-complex="italic" style:font-weight-complex="normal"/>
    </style:style>
    <style:style style:name="T33" style:family="text">
      <style:text-properties style:text-position="sub 58%" fo:font-style="italic" fo:font-weight="normal" officeooo:rsid="00344cc0" style:font-style-asian="italic" style:font-weight-asian="normal" style:font-style-complex="italic" style:font-weight-complex="normal"/>
    </style:style>
    <style:style style:name="T34" style:family="text">
      <style:text-properties style:text-position="sub 58%" fo:font-style="italic" officeooo:rsid="00341bea" style:font-style-asian="italic" style:font-style-complex="italic"/>
    </style:style>
    <style:style style:name="T35" style:family="text">
      <style:text-properties style:text-position="sub 58%" fo:font-style="italic" officeooo:rsid="00344cc0" style:font-style-asian="italic" style:font-style-complex="italic"/>
    </style:style>
    <style:style style:name="T36" style:family="text">
      <style:text-properties style:text-position="sub 58%" officeooo:rsid="00344cc0"/>
    </style:style>
    <style:style style:name="T37" style:family="text">
      <style:text-properties officeooo:rsid="001fe882"/>
    </style:style>
    <style:style style:name="T38" style:family="text">
      <style:text-properties officeooo:rsid="0024c416"/>
    </style:style>
    <style:style style:name="T39" style:family="text">
      <style:text-properties fo:font-weight="normal" style:font-weight-asian="normal" style:font-weight-complex="normal"/>
    </style:style>
    <style:style style:name="T40" style:family="text">
      <style:text-properties fo:font-weight="normal" officeooo:rsid="0024c416" style:font-weight-asian="normal" style:font-weight-complex="normal"/>
    </style:style>
    <style:style style:name="T41" style:family="text">
      <style:text-properties fo:font-weight="normal" officeooo:rsid="0026762b" style:font-weight-asian="normal" style:font-weight-complex="normal"/>
    </style:style>
    <style:style style:name="T42" style:family="text">
      <style:text-properties fo:font-weight="normal" officeooo:rsid="00341bea" style:font-weight-asian="normal" style:font-weight-complex="normal"/>
    </style:style>
    <style:style style:name="T43" style:family="text">
      <style:text-properties fo:font-style="italic" style:font-style-asian="italic" style:font-style-complex="italic"/>
    </style:style>
    <style:style style:name="T44" style:family="text">
      <style:text-properties fo:font-style="italic" officeooo:rsid="0024c416" style:font-style-asian="italic" style:font-style-complex="italic"/>
    </style:style>
    <style:style style:name="T45" style:family="text">
      <style:text-properties fo:font-style="italic" officeooo:rsid="00323ce5" style:font-style-asian="italic" style:font-style-complex="italic"/>
    </style:style>
    <style:style style:name="T46" style:family="text">
      <style:text-properties fo:font-style="italic" officeooo:rsid="00341bea" style:font-style-asian="italic" style:font-style-complex="italic"/>
    </style:style>
    <style:style style:name="T47" style:family="text">
      <style:text-properties fo:font-style="italic" officeooo:rsid="00344cc0" style:font-style-asian="italic" style:font-style-complex="italic"/>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0323ce5" style:font-style-asian="italic" style:font-weight-asian="bold" style:font-style-complex="italic" style:font-weight-complex="bold"/>
    </style:style>
    <style:style style:name="T50" style:family="text">
      <style:text-properties fo:font-style="italic" fo:font-weight="bold" officeooo:rsid="00341bea" style:font-style-asian="italic" style:font-weight-asian="bold" style:font-style-complex="italic" style:font-weight-complex="bold"/>
    </style:style>
    <style:style style:name="T51" style:family="text">
      <style:text-properties fo:font-style="italic" fo:font-weight="bold" officeooo:rsid="00344cc0" style:font-style-asian="italic" style:font-weight-asian="bold" style:font-style-complex="italic" style:font-weight-complex="bol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24c416" style:font-style-asian="italic" style:font-weight-asian="normal" style:font-style-complex="italic" style:font-weight-complex="normal"/>
    </style:style>
    <style:style style:name="T54" style:family="text">
      <style:text-properties fo:font-style="italic" fo:font-weight="normal" officeooo:rsid="0026762b" style:font-style-asian="italic" style:font-weight-asian="normal" style:font-style-complex="italic" style:font-weight-complex="normal"/>
    </style:style>
    <style:style style:name="T55" style:family="text">
      <style:text-properties fo:font-style="italic" fo:font-weight="normal" officeooo:rsid="00341bea" style:font-style-asian="italic" style:font-weight-asian="normal" style:font-style-complex="italic"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color="#000000" loext:opacity="100%"/>
    </style:style>
    <style:style style:name="T58" style:family="text">
      <style:text-properties fo:color="#000000" loext:opacity="100%" fo:font-weight="bold" style:font-weight-asian="bold" style:font-weight-complex="bold"/>
    </style:style>
    <style:style style:name="T59" style:family="text">
      <style:text-properties fo:color="#000000" loext:opacity="100%" fo:font-weight="bold" officeooo:rsid="0027cc10" style:font-weight-asian="bold" style:font-weight-complex="bold"/>
    </style:style>
    <style:style style:name="T60" style:family="text">
      <style:text-properties fo:color="#000000" loext:opacity="100%" fo:font-weight="bold" officeooo:rsid="00344cc0" style:font-weight-asian="bold" style:font-weight-complex="bold"/>
    </style:style>
    <style:style style:name="T61" style:family="text">
      <style:text-properties fo:color="#000000" loext:opacity="100%" fo:font-weight="bold" officeooo:rsid="0024c416" style:font-weight-asian="bold" style:font-weight-complex="bold"/>
    </style:style>
    <style:style style:name="T62" style:family="text">
      <style:text-properties fo:color="#000000" loext:opacity="100%" style:text-position="sub 58%"/>
    </style:style>
    <style:style style:name="T63" style:family="text">
      <style:text-properties fo:color="#000000" loext:opacity="100%" style:text-position="sub 58%" style:text-underline-style="solid" style:text-underline-width="auto" style:text-underline-color="font-color" fo:font-weight="normal" style:font-weight-asian="normal" style:font-weight-complex="normal"/>
    </style:style>
    <style:style style:name="T64" style:family="text">
      <style:text-properties fo:color="#000000" loext:opacity="100%" style:text-position="sub 58%" fo:font-weight="bold" style:font-weight-asian="bold" style:font-weight-complex="bold"/>
    </style:style>
    <style:style style:name="T65" style:family="text">
      <style:text-properties fo:color="#000000" loext:opacity="100%" style:text-position="sub 58%" fo:font-weight="normal" style:font-weight-asian="normal" style:font-weight-complex="normal"/>
    </style:style>
    <style:style style:name="T66" style:family="text">
      <style:text-properties fo:color="#000000" loext:opacity="100%" style:text-position="0% 100%" style:text-underline-style="solid" style:text-underline-width="auto" style:text-underline-color="font-color" fo:font-weight="normal" officeooo:rsid="0024c416" style:font-weight-asian="normal" style:font-weight-complex="normal"/>
    </style:style>
    <style:style style:name="T67" style:family="text">
      <style:text-properties fo:color="#000000" loext:opacity="100%" fo:font-style="italic" style:font-style-asian="italic" style:font-style-complex="italic"/>
    </style:style>
    <style:style style:name="T68" style:family="text">
      <style:text-properties fo:color="#000000" loext:opacity="100%" fo:font-style="italic" officeooo:rsid="00344cc0" style:font-style-asian="italic" style:font-style-complex="italic"/>
    </style:style>
    <style:style style:name="T69" style:family="text">
      <style:text-properties fo:color="#000000" loext:opacity="100%" fo:font-style="italic" fo:font-weight="normal" style:font-style-asian="italic" style:font-weight-asian="normal" style:font-style-complex="italic" style:font-weight-complex="normal"/>
    </style:style>
    <style:style style:name="T70" style:family="text">
      <style:text-properties fo:color="#000000" loext:opacity="100%" fo:font-style="italic" fo:font-weight="bold" style:font-style-asian="italic" style:font-weight-asian="bold" style:font-style-complex="italic" style:font-weight-complex="bold"/>
    </style:style>
    <style:style style:name="T71" style:family="text">
      <style:text-properties fo:color="#000000" loext:opacity="100%" officeooo:rsid="0024c416"/>
    </style:style>
    <style:style style:name="T72" style:family="text">
      <style:text-properties fo:color="#000000" loext:opacity="100%" fo:font-weight="normal" style:font-weight-asian="normal" style:font-weight-complex="normal"/>
    </style:style>
    <style:style style:name="T73" style:family="text">
      <style:text-properties fo:color="#000000" loext:opacity="100%" fo:font-weight="normal" officeooo:rsid="0024c416" style:font-weight-asian="normal" style:font-weight-complex="normal"/>
    </style:style>
    <style:style style:name="T74" style:family="text">
      <style:text-properties fo:color="#000000" loext:opacity="100%" officeooo:rsid="00344cc0"/>
    </style:style>
    <style:style style:name="T75" style:family="text">
      <style:text-properties officeooo:rsid="0025d31b"/>
    </style:style>
    <style:style style:name="T76" style:family="text">
      <style:text-properties officeooo:rsid="0026762b"/>
    </style:style>
    <style:style style:name="T77" style:family="text">
      <style:text-properties officeooo:rsid="0029ae8c"/>
    </style:style>
    <style:style style:name="T78" style:family="text">
      <style:text-properties officeooo:rsid="002b49ee"/>
    </style:style>
    <style:style style:name="T79" style:family="text">
      <style:text-properties officeooo:rsid="002bfd12"/>
    </style:style>
    <style:style style:name="T80" style:family="text">
      <style:text-properties officeooo:rsid="0030a698"/>
    </style:style>
    <style:style style:name="T81" style:family="text">
      <style:text-properties officeooo:rsid="00323ce5"/>
    </style:style>
    <style:style style:name="T82" style:family="text">
      <style:text-properties officeooo:rsid="00341bea"/>
    </style:style>
    <style:style style:name="T83" style:family="text">
      <style:text-properties fo:color="#080808" loext:opacity="100%" style:font-name="JetBrains Mono" fo:font-size="10pt" fo:background-color="#ffffff" loext:char-shading-value="0" style:font-size-asian="10pt" style:font-size-complex="10pt"/>
    </style:style>
    <style:style style:name="T84" style:family="text">
      <style:text-properties fo:color="#080808" loext:opacity="100%" style:font-name="JetBrains Mono" fo:font-size="10pt" officeooo:rsid="0024c416" fo:background-color="#ffffff" loext:char-shading-value="0" style:font-size-asian="10pt" style:font-size-complex="10pt"/>
    </style:style>
    <style:style style:name="T85" style:family="text">
      <style:text-properties fo:color="#080808" loext:opacity="100%" style:font-name="JetBrains Mono" fo:font-size="10pt" officeooo:rsid="00341bea" fo:background-color="#ffffff" loext:char-shading-value="0" style:font-size-asian="10pt" style:font-size-complex="10pt"/>
    </style:style>
    <style:style style:name="T86" style:family="text">
      <style:text-properties fo:color="#080808" loext:opacity="100%" style:font-name="JetBrains Mono" fo:font-size="10pt" fo:font-weight="bold" officeooo:rsid="00341bea" fo:background-color="#ffffff" loext:char-shading-value="0" style:font-size-asian="10pt" style:font-weight-asian="bold" style:font-size-complex="10pt" style:font-weight-complex="bold"/>
    </style:style>
    <style:style style:name="T87" style:family="text">
      <style:text-properties fo:color="#080808" loext:opacity="100%" style:text-position="sub 58%" style:font-name="JetBrains Mono" fo:font-size="10pt" fo:background-color="#ffffff" loext:char-shading-value="0" style:font-size-asian="10pt" style:font-size-complex="10pt"/>
    </style:style>
    <style:style style:name="T88" style:family="text">
      <style:text-properties fo:color="#080808" loext:opacity="100%" style:text-position="sub 58%" style:font-name="JetBrains Mono" fo:font-size="10pt" officeooo:rsid="00341bea" fo:background-color="#ffffff" loext:char-shading-value="0" style:font-size-asian="10pt" style:font-size-complex="10pt"/>
    </style:style>
    <style:style style:name="T89" style:family="text">
      <style:text-properties fo:color="#080808" loext:opacity="100%" style:text-position="sub 58%" fo:font-weight="normal" officeooo:rsid="00341bea" style:font-weight-asian="normal" style:font-weight-complex="normal"/>
    </style:style>
    <style:style style:name="T90" style:family="text">
      <style:text-properties fo:color="#080808" loext:opacity="100%" style:text-position="0% 100%" fo:font-weight="bold" officeooo:rsid="00341bea" style:font-weight-asian="bold" style:font-weight-complex="bold"/>
    </style:style>
    <style:style style:name="T91" style:family="text">
      <style:text-properties style:text-position="0% 100%" fo:font-weight="normal" style:font-weight-asian="normal" style:font-weight-complex="normal"/>
    </style:style>
    <style:style style:name="T92" style:family="text">
      <style:text-properties style:text-position="0% 100%" fo:font-weight="bold" officeooo:rsid="00344cc0" style:font-weight-asian="bold" style:font-weight-complex="bold"/>
    </style:style>
    <style:style style:name="T93" style:family="text">
      <style:text-properties style:text-position="0% 100%" fo:font-weight="bold" officeooo:rsid="0024c416" style:font-weight-asian="bold" style:font-weight-complex="bold"/>
    </style:style>
    <style:style style:name="T94" style:family="text">
      <style:text-properties style:text-position="0% 100%" fo:font-weight="bold" officeooo:rsid="001df0e7" style:font-weight-asian="bold" style:font-weight-complex="bold"/>
    </style:style>
    <style:style style:name="T95" style:family="text">
      <style:text-properties style:text-position="0% 100%" fo:font-weight="bold" officeooo:rsid="00341bea" style:font-weight-asian="bold" style:font-weight-complex="bold"/>
    </style:style>
    <style:style style:name="T96" style:family="text">
      <style:text-properties style:text-position="0% 100%" officeooo:rsid="00344cc0"/>
    </style:style>
    <style:style style:name="T97" style:family="text">
      <style:text-properties style:text-position="0% 100%" officeooo:rsid="0024c416"/>
    </style:style>
    <style:style style:name="T98" style:family="text">
      <style:text-properties style:text-position="0% 100%" fo:font-style="italic" officeooo:rsid="0024c416" style:font-style-asian="italic" style:font-style-complex="italic"/>
    </style:style>
    <style:style style:name="T99" style:family="text">
      <style:text-properties style:text-position="0% 100%" fo:font-style="italic" officeooo:rsid="00344cc0" style:font-style-asian="italic" style:font-style-complex="italic"/>
    </style:style>
    <style:style style:name="T100" style:family="text">
      <style:text-properties style:text-position="0% 100%" fo:font-style="italic" officeooo:rsid="00341bea" style:font-style-asian="italic" style:font-style-complex="italic"/>
    </style:style>
    <style:style style:name="T101" style:family="text">
      <style:text-properties style:text-position="0% 100%" fo:font-style="italic" fo:font-weight="bold" style:font-style-asian="italic" style:font-weight-asian="bold" style:font-style-complex="italic" style:font-weight-complex="bold"/>
    </style:style>
    <style:style style:name="T102" style:family="text">
      <style:text-properties style:text-position="0% 100%" fo:font-style="italic" fo:font-weight="bold" officeooo:rsid="00344cc0" style:font-style-asian="italic" style:font-weight-asian="bold" style:font-style-complex="italic" style:font-weight-complex="bold"/>
    </style:style>
    <style:style style:name="T103" style:family="text">
      <style:text-properties style:text-position="0% 100%" fo:font-style="italic" fo:font-weight="normal" style:font-style-asian="italic" style:font-weight-asian="normal" style:font-style-complex="italic" style:font-weight-complex="normal"/>
    </style:style>
    <style:style style:name="T104" style:family="text">
      <style:text-properties style:text-position="0% 100%" fo:font-style="italic" fo:font-weight="normal" officeooo:rsid="00341bea" style:font-style-asian="italic" style:font-weight-asian="normal" style:font-style-complex="italic" style:font-weight-complex="normal"/>
    </style:style>
    <style:style style:name="T105" style:family="text">
      <style:text-properties style:text-position="0% 100%" officeooo:rsid="00341be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7">Bumblebee </text:span>Technical Details</text:p>
      <text:p text:style-name="P11"/>
      <text:p text:style-name="P2">The "Two Stages of Locked Boxes" Approach</text:p>
      <text:p text:style-name="P7">A <text:span text:style-name="T11">Bundle</text:span> is what I refer to as the encrypted output construction created by <text:span text:style-name="T11">Bumblebee</text:span>. <text:s/>I refer to the <text:span text:style-name="T11">Bumblebee</text:span><text:span text:style-name="T1"> </text:span>bundling approach <text:span text:style-name="T77">with an analogy of</text:span> "Two Stages of Locked Boxes." <text:s/>I would imagine this analogy is not unique and is likely referred to by <text:span text:style-name="T77">others using </text:span>some <text:span text:style-name="T78">much more </text:span>clever <text:span text:style-name="T78">name </text:span>sounding name. <text:s/>Nevertheless, it is the name <text:span text:style-name="T78">I use for this analogy when </text:span>describing this approach. <text:s/></text:p>
      <text:p text:style-name="P7"/>
      <text:p text:style-name="P7">The motivation for this approach is <text:span text:style-name="T77">because</text:span>, in our offline scenario, we must encrypt <text:span text:style-name="T77">the </text:span>data without the availability of an active network session. <text:s/>As a result, there is no active exchange mechanism that can allow us to derive ephemeral, <text:span text:style-name="T77">mutually </text:span>agreed upon session keys via a DH exchange mechanism. <text:s/></text:p>
      <text:p text:style-name="P3"/>
      <text:p text:style-name="P7"><text:span text:style-name="T77">One option that would be overly complicated, would be to </text:span>require User 1 to provide a symmetric key for encrypting the data, which they would then be responsible for sharing both the data and the key with User 2, so that User 2 could decrypt the data. <text:s/></text:p>
      <text:p text:style-name="P7"/>
      <text:p text:style-name="P7">Instead, we use both Asymmetric and Symmetric cryptography. <text:s/>This would be similar to SSL/TLS, but without the <text:span text:style-name="T79">support</text:span> of DH agreements, and naturally without some of the benefits as well. <text:s/><text:span text:style-name="T79">Occasionally we refer to this as being similar to an “offline SSL/TLS”.</text:span></text:p>
      <text:p text:style-name="P4"><text:s text:c="2"/></text:p>
      <text:p text:style-name="P3">We first generate a random, strong symmetric key which we do not reveal to the user directly. <text:s/>We use that symmetric key to encrypt the secret.</text:p>
      <text:p text:style-name="P3"/>
      <text:p text:style-name="P3">In a slightly over simplified description, we then we encrypt that key and some other elements (salt, signature, etc) using asymmetric crypto. <text:s/>The asymmetric crypto uses the public keys which can be shared safely. <text:s/>This prevents having to know and manage the sharing of the symmetric key itself.</text:p>
      <text:p text:style-name="P3"/>
      <text:p text:style-name="P3">To understand this...</text:p>
      <text:p text:style-name="P3"/>
      <text:list text:style-name="L1">
        <text:list-item>
          <text:p text:style-name="P18">You have two boxes, Box 1 and Box 2. <text:s/></text:p>
          <text:p text:style-name="P18"/>
        </text:list-item>
        <text:list-item>
          <text:p text:style-name="P18">And there are two users, Alice and Bob.</text:p>
          <text:p text:style-name="P18"/>
        </text:list-item>
        <text:list-item>
          <text:p text:style-name="P18">Box 1 requires a single key to open it, which we'll call Key 1. <text:s/>There is only one copy of Key 1. <text:s/>Box 1 is as close to indestructible as possible. <text:s/>Once locked, it can only be opened using Key 1.</text:p>
          <text:p text:style-name="P18"/>
        </text:list-item>
        <text:list-item>
          <text:p text:style-name="P18">Box 2 requires two keys, key A and key B. It is locked with Key A and can only be opened with Key B. <text:s/>Box 2 is also as close to indestructible as possible. <text:s/>Once it is locked with Key A, it can only be opened using Key B.</text:p>
          <text:p text:style-name="P48"/>
        </text:list-item>
        <text:list-item>
          <text:p text:style-name="P18">There is possibly some unknown number of copies of Key A, from one to possibly many. <text:s/>They may be in the possession of friends or enemies of Alice and Bob. Regardless, none of them can open box 2 with their copies of Key A.</text:p>
          <text:p text:style-name="P48"/>
        </text:list-item>
        <text:list-item>
          <text:p text:style-name="P18">There is only one Key B in existence, which is in Bob's possession.</text:p>
          <text:p text:style-name="P48"/>
        </text:list-item>
        <text:list-item>
          <text:p text:style-name="P18">Alice takes her secret, puts it in Box 1 and locks Box 1 with Key 1. </text:p>
          <text:p text:style-name="P48"/>
        </text:list-item>
        <text:list-item>
          <text:p text:style-name="P18">She then takes Key 1 and places it in Box 2.</text:p>
          <text:p text:style-name="P50"/>
        </text:list-item>
        <text:list-item>
          <text:p text:style-name="P18">She also includes a secret note, which she signs in her own handwriting, and puts it in Box 2. <text:s/>The handwriting will confirm for Bob that Alice is the one who sent Box 2.</text:p>
          <text:p text:style-name="P50"><text:soft-page-break/></text:p>
        </text:list-item>
        <text:list-item>
          <text:p text:style-name="P18">She then locks Box 2 with Key A. <text:s/></text:p>
          <text:p text:style-name="P48"/>
        </text:list-item>
        <text:list-item>
          <text:p text:style-name="P18">Now that Box 2 is locked, neither she nor anyone else can open Box 2. Only Bob can open Box 2 with his Key B.</text:p>
          <text:p text:style-name="P48"/>
        </text:list-item>
        <text:list-item>
          <text:p text:style-name="P18">Alice sends both boxes to Bob using any mechanism she wishes. <text:s/>She can hand-deliver them, mail them, leave them out for Bob to come by and pickup, etc.</text:p>
          <text:p text:style-name="P48"/>
        </text:list-item>
        <text:list-item>
          <text:p text:style-name="P18">If an enemy should acquire either of the boxes, they are unable to extract the contents of either without Key B. <text:s/>In that regard, Alice's secret is safe.</text:p>
          <text:p text:style-name="P48"/>
        </text:list-item>
        <text:list-item>
          <text:p text:style-name="P18">Assuming Bob takes possession of both boxes, he uses his Key B to open Box 2.</text:p>
          <text:p text:style-name="P50"/>
        </text:list-item>
        <text:list-item>
          <text:p text:style-name="P18">He examines the secret note at this point, and confirms it is signed with Alice's handwriting. <text:s/>If it is not her handwriting, he discards Box 1 and does not open it.</text:p>
          <text:p text:style-name="P48"/>
        </text:list-item>
        <text:list-item>
          <text:p text:style-name="P18">Otherwise, he then removes Key 1 and opens Box 1, extracting Alice's secret.</text:p>
          <text:p text:style-name="P18"/>
        </text:list-item>
      </text:list>
      <text:p text:style-name="P3"><text:span text:style-name="T38">This is a </text:span>general description of how this analogy correlates <text:span text:style-name="T38">technically </text:span>to the <text:span text:style-name="T11">Bumblebee</text:span><text:span text:style-name="T1"> </text:span>approach:</text:p>
      <text:p text:style-name="P11"/>
      <text:list text:style-name="L2">
        <text:list-item>
          <text:p text:style-name="P19">We generate a random, strengthened key and encrypt the secret data with it using symmetric crypto. <text:s/>This is Box 1 and Key 1 in our analogy.</text:p>
          <text:p text:style-name="P51"/>
        </text:list-item>
        <text:list-item>
          <text:p text:style-name="P19">We build a separate data structure called the Header. <text:s/>In this structure, we put various things, including the symmetric key (Key 1 in our analogy) and a data element signed with the sender's private signing key (the secret note). <text:s/>We encrypt this information with asymmetric crypto, using the receiver's Public Key. <text:s/>This is Box 2 and Key A in our analogy.</text:p>
          <text:p text:style-name="P49"/>
        </text:list-item>
        <text:list-item>
          <text:p text:style-name="P19">Both are delivered to the receiver, who unlocks the asymmetric structure with their private key (Box 2, Key B).</text:p>
          <text:p text:style-name="P49"/>
        </text:list-item>
        <text:list-item>
          <text:p text:style-name="P19"><text:span text:style-name="T11">Bumblebee</text:span><text:span text:style-name="T1"> </text:span>uses the stored signature to affirm the sender is who we expected (the handwriting on the secret note). </text:p>
          <text:p text:style-name="P49"/>
        </text:list-item>
        <text:list-item>
          <text:p text:style-name="P19">If the signature is verified, <text:span text:style-name="T11">Bumblebee</text:span><text:span text:style-name="T1"> </text:span>then extracts the symmetric key (Key 1) and decrypts the secret data (Box 1).</text:p>
          <text:p text:style-name="P19"/>
        </text:list-item>
      </text:list>
      <text:p text:style-name="P3">This process does not require the sender or the receiver to manage any of the cryptographic elements mentioned in the process, outside of sharing public keys in some way. <text:s/>The sharing of public keys is a one-time process, unless they are changed in the future for some reason.</text:p>
      <text:p text:style-name="P3"/>
      <text:p text:style-name="P1">Extending "Two Stages of Locked Boxes" With Two Shipments</text:p>
      <text:p text:style-name="P3">Now, let's extend the analogy a little bit. <text:s/>Perhaps, Alice is not comfortable with the security of putting Key 1 in Box 2 and providing both boxes at the same time. <text:s/>Basically, her concern is that transporting Key 1, which unlocks Box 1, along with Box 1 is inherently insecure, even if it is in Box 2 and that is impenetrable. It </text:p>
      <text:p text:style-name="P3">just makes her uncomfortable.</text:p>
      <text:p text:style-name="P3"/>
      <text:p text:style-name="P3">So, Alice ships the two boxes separately. <text:s/>She sends Box 1 via USPS and Box 2 via FedEx. <text:s/>Assume that they take different routes and arrive at different times.</text:p>
      <text:p text:style-name="P3">Alice feels better about this, because Key 1 is never transported in the presence of Box 1. <text:s/>Also, without both boxes, the secret cannot be accessed.</text:p>
      <text:p text:style-name="P3"><text:soft-page-break/></text:p>
      <text:p text:style-name="P3">Once Bob has both boxes in his possession, he is able to access her secret, as previously described.</text:p>
      <text:p text:style-name="P3"/>
      <text:p text:style-name="P3"><text:span text:style-name="T11">Relating this to the Bumblebee bundling process</text:span>, when you bundle a secret you can choose to output the bundle to a single "combined stream" or two "split streams." This is effectively what Alice is dealing with in this scenario extension.</text:p>
      <text:p text:style-name="P3"/>
      <text:p text:style-name="P3">You can use set the "Bundle Type" <text:span text:style-name="T37">by </text:span>using the <text:span text:style-name="T11">--bundle-type</text:span> flag (or <text:span text:style-name="T11">-b</text:span> shortcut). The options are "combined" or "split".</text:p>
      <text:p text:style-name="P3"/>
      <text:p text:style-name="P3">With "combined", the output is emitted to a single stream. <text:s/>The default extension for this "<text:span text:style-name="T11">*.bcomb</text:span>" for "bee combined stream" format, which can be overridden by providing an explicit file name using the "<text:span text:style-name="T11">--output-file</text:span>" flag</text:p>
      <text:p text:style-name="P3">(or <text:span text:style-name="T11">-y</text:span> shortcut). When using the combined output encoding, the length of the header is emitted to the output stream, followed by the header data, which is then followed by the payload data. <text:s/>When opened by the receiver, the header and payload are extracted from the combined stream and processed to provide the unencrypted secret.</text:p>
      <text:p text:style-name="P3"/>
      <text:p text:style-name="P3">With "split", two separate output entities are created; one for the header, one for the payload. <text:s/>The header with have a default extension of "<text:span text:style-name="T11">*.bhdr</text:span>" and the payload will have a default extension of "<text:span text:style-name="T11">*.bdata</text:span>".</text:p>
      <text:p text:style-name="P3"/>
      <text:p text:style-name="P3">You may deliver the two artifacts any way you wish. When opening the bundle, you specify <text:span text:style-name="T37">the</text:span> split bundle type, and <text:span text:style-name="T11">Bumblebee</text:span><text:span text:style-name="T1"> </text:span>will process the two components accordingly to create the unencrypted output. </text:p>
      <text:p text:style-name="P3"/>
      <text:p text:style-name="P3">It is a bit more work to provide the two separate artifacts using different transport paths. <text:s/>But, both combined and split encodings are functionally identical.</text:p>
      <text:p text:style-name="P3"/>
      <text:p text:style-name="P8"><text:span text:style-name="T11">Note</text:span>:<text:span text:style-name="T1"> </text:span>While the combined stream should be sufficiently secure for our needs, if you are concerned that a weakness could be exploited with the combined approach, you can choose to use split streams. <text:s/>Perhaps asymmetric key associations are rendered ineffective or insecure due to some emergent tech (e.g. quantum <text:s/>advances), then using split streams will mitigate that concern to some degree. <text:s/>Of course, in that event, most modern crypto systems will be rendered ineffective as well.</text:p>
      <text:p text:style-name="P8"/>
      <text:p text:style-name="P8">The soon coming public reveal of "post-quantum solutions" will shed more light on this. <text:s/>Once a post-quantum solution is accepted by the community, perhaps <text:span text:style-name="T11">Bumblebee</text:span><text:span text:style-name="T1"> </text:span>would be updated to use those <text:span text:style-name="T14">N.I.S.T.</text:span><text:span text:style-name="T80"> recommended </text:span>algorithms accordingly.</text:p>
      <text:p text:style-name="P3"/>
      <text:p text:style-name="P1"/>
      <text:p text:style-name="P45"><text:span text:style-name="T80">A General Decription</text:span> Of The <text:span text:style-name="T80">BUNDLE</text:span> Process</text:p>
      <text:p text:style-name="P3">The <text:span text:style-name="T11">Bundle</text:span> process receives an input byte sequence <text:span text:style-name="T37">(secret)</text:span> and outputs <text:span text:style-name="T37">it as </text:span>an encrypted byte sequence compromised of two parts:</text:p>
      <text:list text:style-name="L3">
        <text:list-item>
          <text:p text:style-name="P20">A Bundle Header <text:span text:style-name="T37">that is </text:span>encrypted with <text:span text:style-name="T43">curve25519</text:span></text:p>
        </text:list-item>
        <text:list-item>
          <text:p text:style-name="P20">A Bundle Payload <text:span text:style-name="T37">that is </text:span>encrypted with <text:span text:style-name="T43">Chacha20-Poly1305</text:span></text:p>
        </text:list-item>
      </text:list>
      <text:p text:style-name="P3"/>
      <text:p text:style-name="P4">The header contains various elements of details and metadata. <text:s/>The payload contains the secret data.</text:p>
      <text:p text:style-name="P4"><text:s text:c="2"/></text:p>
      <text:p text:style-name="P3">The following items are included in the header as of <text:span text:style-name="T11">Bumblebee</text:span><text:span text:style-name="T1"> </text:span>release 0.1.0:</text:p>
      <text:p text:style-name="P10"/>
      <text:p text:style-name="P13"><text:span text:style-name="T11">SymmetricKey</text:span> <text:tab/><text:tab/><text:span text:style-name="T76">A</text:span> random value used to encrypt the payload using <text:tab/><text:tab/><text:tab/><text:tab/><text:tab/>Chacha20-Poly1305</text:p>
      <text:p text:style-name="P13"/>
      <text:p text:style-name="P16"><text:span text:style-name="T7">Salt</text:span><text:span text:style-name="T2"> <text:tab/><text:tab/><text:tab/><text:tab/></text:span><text:span text:style-name="T9">A</text:span><text:span text:style-name="T2"> random value provided for the payload encryption</text:span></text:p>
      <text:p text:style-name="P17"><text:s text:c="4"/></text:p>
      <text:p text:style-name="P13"><text:span text:style-name="T11">InputSource</text:span> <text:s text:c="5"/><text:tab/><text:tab/><text:span text:style-name="T75">TYPE </text:span><text:span text:style-name="T43">BundleInputSource</text:span>- the source of the data <text:tab/><text:tab/><text:tab/><text:tab/><text:tab/><text:tab/>provided for bundling</text:p>
      <text:p text:style-name="P17"><text:s text:c="4"/></text:p>
      <text:p text:style-name="P16"><text:span text:style-name="T7">CreateDate</text:span><text:span text:style-name="T2"> <text:s text:c="6"/><text:tab/><text:tab/>The date the bundle was created </text:span><text:span text:style-name="T8">in</text:span><text:span text:style-name="T2"> RFC3339</text:span></text:p>
      <text:p text:style-name="P13"/>
      <text:p text:style-name="P16"><text:span text:style-name="T7">OriginalFileName</text:span><text:span text:style-name="T2"> <text:tab/><text:tab/></text:span><text:span text:style-name="T8">T</text:span><text:span text:style-name="T2">he file name of the source file, IF the source was a <text:tab/><text:tab/><text:tab/><text:tab/>file</text:span></text:p>
      <text:p text:style-name="P17"><text:s text:c="4"/></text:p>
      <text:p text:style-name="P13"><text:span text:style-name="T11">OriginalFileDate</text:span> <text:tab/><text:tab/><text:span text:style-name="T75">T</text:span>he date stamp of the source file <text:span text:style-name="T75">in RFC3339</text:span>, IF the <text:tab/><text:tab/><text:tab/><text:tab/><text:tab/>source was a file</text:p>
      <text:p text:style-name="P17"><text:s text:c="4"/></text:p>
      <text:p text:style-name="P16"><text:span text:style-name="T7">ToName</text:span><text:span text:style-name="T2"> <text:s text:c="10"/><text:tab/><text:tab/></text:span><text:span text:style-name="T8">T</text:span><text:span text:style-name="T2">he name used to identity the </text:span><text:span text:style-name="T8">receiver’s</text:span><text:span text:style-name="T2"> public key</text:span></text:p>
      <text:p text:style-name="P14"/>
      <text:p text:style-name="P13"><text:span text:style-name="T11">FromName</text:span> <text:s text:c="8"/><text:tab/><text:tab/><text:span text:style-name="T75">T</text:span>he name used to identity the <text:span text:style-name="T75">sending </text:span>keypair that <text:tab/><text:tab/><text:tab/><text:tab/><text:tab/>encrypted the bundle</text:p>
      <text:p text:style-name="P17"><text:s text:c="4"/></text:p>
      <text:p text:style-name="P13"><text:span text:style-name="T11">SenderSig</text:span> <text:s text:c="7"/><text:tab/><text:tab/><text:span text:style-name="T75">T</text:span>he RandomSignatureData </text:p>
      <text:p text:style-name="P17"><text:s text:c="4"/></text:p>
      <text:p text:style-name="P13"><text:span text:style-name="T11">HdrVer</text:span> <text:s text:c="10"/><text:tab/><text:tab/><text:span text:style-name="T75">T</text:span>he version of the bee functionality that built the <text:tab/><text:tab/><text:tab/><text:tab/><text:tab/><text:span text:style-name="T75">header</text:span></text:p>
      <text:p text:style-name="P17"><text:s text:c="4"/></text:p>
      <text:p text:style-name="P13"><text:span text:style-name="T11">PayloadVer</text:span> <text:s text:c="6"/><text:tab/><text:tab/><text:span text:style-name="T75">T</text:span>he version of the bee functionality that built the <text:tab/><text:tab/><text:tab/><text:tab/><text:tab/>payload</text:p>
      <text:p text:style-name="P17"/>
      <text:p text:style-name="P3">When bundling the input, the header is first populated with the following values:</text:p>
      <text:p text:style-name="P11"/>
      <text:list text:style-name="L4">
        <text:list-item>
          <text:p text:style-name="P21"><text:span text:style-name="T11">SymmetricKey</text:span> is set to a random 32-byte sequence</text:p>
          <text:p text:style-name="P52"/>
        </text:list-item>
        <text:list-item>
          <text:p text:style-name="P21"><text:span text:style-name="T11">Salt</text:span> is set to a random 32-byte sequence</text:p>
          <text:p text:style-name="P52"/>
        </text:list-item>
        <text:list-item>
          <text:p text:style-name="P21"><text:span text:style-name="T11">SenderSig</text:span><text:span text:style-name="T39"> </text:span><text:span text:style-name="T41">is type </text:span><text:span text:style-name="T54">RandomSignatureData</text:span><text:span text:style-name="T41">, which</text:span> is initialized with a random 32-byte sequence that is signed using <text:span text:style-name="T43">ed25519</text:span> and the Sender's Private Key from their <text:span text:style-name="T43">ed25519</text:span> (<text:span text:style-name="T43">signing</text:span>) keypair. <text:s/>Both the <text:span text:style-name="T76">input </text:span>random sequence and the signature output are stored in the header. <text:s/></text:p>
        </text:list-item>
      </text:list>
      <text:p text:style-name="P3"><text:tab/></text:p>
      <text:p text:style-name="P23"><text:span text:style-name="T80">Note: In general practice, we would possible using a different signing approach, such as hashing the encrypted payload and signing that value. <text:s/>In our </text:span><text:span text:style-name="T14">bundle</text:span><text:span text:style-name="T80"> process flow, we have not encrypted the secret at this point, and we may not even have the secret in hand yet, given it may be a streaming input. <text:s/>So, we do not know enough about the secret to sign something that is a computational function of the secret, whether pre- or post- encryption. <text:s/>Therefore, with the </text:span><text:span text:style-name="T14">Bumblebee</text:span><text:span text:style-name="T80"> </text:span><text:span text:style-name="T14">bundle</text:span><text:span text:style-name="T80"> flow, we generate a random nonce for each bundle and sign that value instead. <text:s/>This is also encrypted as part of </text:span><text:soft-page-break/><text:span text:style-name="T80">the header bytes, so it is only available to the receiver. <text:s/>This process is more for efficiency, so we do not have to move around in the output stream by going back to the header sequence in order to update the header data post payload emission. <text:s/>While possibly unconventional, the approach should be quite sufficient for our signing and sender validation requirements.</text:span></text:p>
      <text:list text:continue-numbering="true" text:style-name="L4">
        <text:list-header>
          <text:p text:style-name="P52"/>
        </text:list-header>
        <text:list-item>
          <text:p text:style-name="P21">All the remaining metadata values are populated as needed</text:p>
        </text:list-item>
      </text:list>
      <text:p text:style-name="P4"/>
      <text:p text:style-name="P4">The header itself is then encrypted using the <text:span text:style-name="T48">NKEYS</text:span> <text:span text:style-name="T43">XKEYs</text:span> (<text:span text:style-name="T43">curve25519</text:span>) <text:span text:style-name="T48">SEAL</text:span> functionality. The <text:span text:style-name="T48">SEAL</text:span> functionality uses the receiver's Public Key from their <text:span text:style-name="T43">curve25519</text:span> keypair.</text:p>
      <text:p text:style-name="P3"/>
      <text:p text:style-name="P3">The header is then <text:span text:style-name="T38">written</text:span> to the output stream.</text:p>
      <text:p text:style-name="P3"/>
      <text:p text:style-name="P3">Once the encrypted header is written to the stream, then the payload is encrypted using the previously derived <text:span text:style-name="T56">Salt</text:span> and <text:span text:style-name="T11">SymmetricKey</text:span>. <text:s/>While the random <text:span text:style-name="T11">SymmetricKey</text:span> is potentially a strong one-time sequence, it is still strengthened using <text:span text:style-name="T43">Argon2</text:span>. This is to mitigate any weak random sequences that might be generated.</text:p>
      <text:p text:style-name="P3"/>
      <text:p text:style-name="P3">The payload is encrypted using <text:span text:style-name="T43">XChacha20-Poly1305</text:span>, which is a streaming cipher and</text:p>
      <text:p text:style-name="P3"><text:span text:style-name="T76">provides for</text:span> the output of large payload streams. <text:s/>The output encryption is performed in sealed chunks of 32,000 bytes. <text:s/>Each chunk will result in a small increase in output size, due to nonce and AEAD overhead, so the resulting output stream will be slightly larger than the input stream. </text:p>
      <text:p text:style-name="P3"/>
      <text:p text:style-name="P1"/>
      <text:p text:style-name="P45">A <text:span text:style-name="T80">T</text:span>echnical <text:span text:style-name="T80">Description</text:span> of the <text:span text:style-name="T80">BUNDLE</text:span> <text:span text:style-name="T80">P</text:span>rocess</text:p>
      <text:p text:style-name="P3"/>
      <text:p text:style-name="P9">Given these values:</text:p>
      <text:p text:style-name="P37"/>
      <text:p text:style-name="P5"><text:span text:style-name="T11">Key</text:span><text:span text:style-name="T18">payload</text:span> <text:tab/><text:span text:style-name="T38">is </text:span>a random symmetric key for the payload data stream</text:p>
      <text:p text:style-name="P6"><text:span text:style-name="T11">Salt</text:span><text:span text:style-name="T18">payload</text:span> <text:tab/><text:span text:style-name="T38">is </text:span>a random 32-byte salt <text:span text:style-name="T38">input for the </text:span><text:span text:style-name="T44">Argon2</text:span><text:span text:style-name="T38"> permutation</text:span></text:p>
      <text:p text:style-name="P6"><text:span text:style-name="T11">Key</text:span><text:span text:style-name="T18">derived</text:span> <text:tab/><text:span text:style-name="T38">is a</text:span>n <text:span text:style-name="T43">Argon2</text:span> permutation of <text:span text:style-name="T11">Key</text:span><text:span text:style-name="T18">payload </text:span><text:span text:style-name="T38">used to encrypt the payload <text:tab/><text:tab/><text:tab/>with </text:span><text:span text:style-name="T44">Chacha20-Poly1305</text:span></text:p>
      <text:p text:style-name="P5"><text:span text:style-name="T11">PUB</text:span><text:span text:style-name="T18">receiver</text:span> <text:tab/><text:span text:style-name="T38">is </text:span>the <text:span text:style-name="T43">curve25519</text:span> public key for the receiver</text:p>
      <text:p text:style-name="P5"><text:span text:style-name="T11">P</text:span><text:span text:style-name="T12">K</text:span><text:span text:style-name="T18">sign-sender</text:span> <text:tab/><text:span text:style-name="T38">is </text:span>the <text:span text:style-name="T43">ed25519</text:span> private signing key for the sender</text:p>
      <text:p text:style-name="P5"><text:span text:style-name="T11">Salt</text:span><text:span text:style-name="T18">sign</text:span> <text:tab/><text:span text:style-name="T38">is </text:span>the random <text:span text:style-name="T38">input for the signing </text:span>sequence</text:p>
      <text:p text:style-name="P5"><text:span text:style-name="T11">Signature</text:span> <text:tab/><text:span text:style-name="T38">is </text:span>the signed sequence stored in the header</text:p>
      <text:p text:style-name="P5"><text:span text:style-name="T11">Header</text:span><text:span text:style-name="T18">plain</text:span> <text:tab/><text:span text:style-name="T38">is a </text:span>bundle header structure as described above</text:p>
      <text:p text:style-name="P5"><text:span text:style-name="T11">Header</text:span><text:span text:style-name="T18">encrypted<text:tab/></text:span><text:span text:style-name="T38">is </text:span>the encrypted <text:span text:style-name="T13">Header</text:span><text:span text:style-name="T26">plain</text:span></text:p>
      <text:p text:style-name="P34"><text:span text:style-name="T92">Header</text:span><text:span text:style-name="T26">length</text:span><text:span text:style-name="T97"><text:tab/>is the </text:span><text:span text:style-name="T98">int16u</text:span><text:span text:style-name="T97"> length of </text:span><text:span text:style-name="T93">Header</text:span><text:span text:style-name="T26">encrypted</text:span></text:p>
      <text:p text:style-name="P5"><text:span text:style-name="T11">Cipher</text:span> <text:tab/><text:span text:style-name="T38">is </text:span>an initialized <text:span text:style-name="T43">XChacha20-Poly1305</text:span> encryptor</text:p>
      <text:p text:style-name="P5"><text:span text:style-name="T11">ADConst</text:span> <text:tab/><text:span text:style-name="T38">is a </text:span>value for <text:span text:style-name="T56">Cipher</text:span>'s <text:span text:style-name="T44">AD (</text:span><text:span text:style-name="T43">Associated Data</text:span><text:span text:style-name="T44">)</text:span></text:p>
      <text:p text:style-name="P5"><text:span text:style-name="T11">Secret</text:span><text:span text:style-name="T19">input</text:span> <text:tab/><text:span text:style-name="T38">is </text:span>the provided secret to encrypt</text:p>
      <text:p text:style-name="P5"><text:span text:style-name="T11">Secret</text:span><text:span text:style-name="T18">encrypted<text:tab/></text:span><text:span text:style-name="T38">is </text:span>the encrypted <text:span text:style-name="T38">form of </text:span><text:span text:style-name="T13">Secret</text:span><text:span text:style-name="T26">input</text:span></text:p>
      <text:p text:style-name="P39"/>
      <text:p text:style-name="P9">This is the <text:span text:style-name="T48">Bundle</text:span> process:</text:p>
      <text:p text:style-name="P9"/>
      <text:p text:style-name="P5"><text:span text:style-name="T11">Salt</text:span><text:span text:style-name="T18">payload</text:span> <text:tab/><text:tab/>&lt;= <text:span text:style-name="T43">Rand</text:span><text:span text:style-name="T44">om</text:span><text:span text:style-name="T67">[32]</text:span></text:p>
      <text:p text:style-name="P5"><text:span text:style-name="T11">Key</text:span><text:span text:style-name="T18">payload</text:span> <text:tab/><text:tab/>&lt;= <text:span text:style-name="T43">Rand</text:span><text:span text:style-name="T44">om</text:span><text:span text:style-name="T67">[32]</text:span></text:p>
      <text:p text:style-name="P5"><text:span text:style-name="T11">Header</text:span><text:span text:style-name="T18">plain</text:span> <text:tab/><text:tab/>&lt;= <text:span text:style-name="T38">New </text:span><text:span text:style-name="T53">Header</text:span><text:span text:style-name="T10">[Key</text:span><text:span text:style-name="T19">payload</text:span><text:span text:style-name="T39">,</text:span><text:span text:style-name="T10"> Salt</text:span><text:span text:style-name="T19">payload</text:span><text:span text:style-name="T10">]</text:span></text:p>
      <text:p text:style-name="P5"/>
      <text:p text:style-name="P5"><text:span text:style-name="T11">Header</text:span><text:span text:style-name="T18">plain</text:span>::<text:span text:style-name="T11">Salt</text:span><text:span text:style-name="T18">sign<text:tab/><text:tab/></text:span>&lt;= <text:span text:style-name="T43">Rand</text:span><text:span text:style-name="T44">om</text:span><text:span text:style-name="T69">[32]</text:span></text:p>
      <text:p text:style-name="P5"><text:span text:style-name="T11">Header</text:span><text:span text:style-name="T18">plain</text:span>::<text:span text:style-name="T11">Signature<text:tab/></text:span>&lt;= <text:span text:style-name="T43">ed25519</text:span>.<text:span text:style-name="T48">Sign</text:span><text:span text:style-name="T57">[</text:span><text:span text:style-name="T58">Salt</text:span><text:span text:style-name="T62">sign</text:span><text:span text:style-name="T57">, </text:span><text:span text:style-name="T58">P</text:span><text:span text:style-name="T59">K</text:span><text:span text:style-name="T63">sign-sender</text:span><text:span text:style-name="T66">]</text:span></text:p>
      <text:p text:style-name="P60"/>
      <text:p text:style-name="P5"><text:span text:style-name="T11">Header</text:span><text:span text:style-name="T18">plain</text:span>::<text:span text:style-name="T71">[</text:span><text:span text:style-name="T57">Metadata]</text:span><text:span text:style-name="T1"> <text:tab/></text:span>&lt;= <text:span text:style-name="T38">Set </text:span><text:span text:style-name="T43">Values</text:span><text:span text:style-name="T57">[Metadata]</text:span></text:p>
      <text:p text:style-name="P5"><text:span text:style-name="T11">Header</text:span><text:span text:style-name="T18">encrypted<text:tab/><text:tab/><text:tab/></text:span>&lt;= <text:span text:style-name="T43">curve25519</text:span><text:span text:style-name="T52">::</text:span><text:span text:style-name="T51">Seal</text:span><text:span text:style-name="T57">[</text:span><text:span text:style-name="T60">Header</text:span><text:span text:style-name="T62">plain</text:span><text:span text:style-name="T57">, </text:span><text:span text:style-name="T58">PUB</text:span><text:span text:style-name="T62">receiver</text:span><text:span text:style-name="T57">]</text:span></text:p>
      <text:p text:style-name="P34"><text:span text:style-name="T92">Header</text:span><text:span text:style-name="T26">length</text:span><text:span text:style-name="T97"><text:tab/><text:tab/><text:tab/>&lt;</text:span><text:span text:style-name="T96">= </text:span><text:span text:style-name="T99">length</text:span><text:span text:style-name="T96">(</text:span><text:span text:style-name="T92">Header</text:span><text:span text:style-name="T36">encrypted</text:span><text:span text:style-name="T96">)</text:span></text:p>
      <text:p text:style-name="P5"/>
      <text:p text:style-name="P34">WriteToStream[<text:span text:style-name="T43">int16uWithFixedEndian</text:span><text:span text:style-name="T57">[</text:span><text:span text:style-name="T92">Header</text:span><text:span text:style-name="T26">length</text:span><text:span text:style-name="T57">]]</text:span></text:p>
      <text:p text:style-name="P5">WriteToStream<text:span text:style-name="T39">[</text:span><text:span text:style-name="T10">Header</text:span><text:span text:style-name="T22">encrypted</text:span><text:span text:style-name="T39">]</text:span></text:p>
      <text:p text:style-name="P41"/>
      <text:p text:style-name="P5"><text:span text:style-name="T11">Key</text:span><text:span text:style-name="T18">derived</text:span> &lt;= <text:span text:style-name="T43">Argon2</text:span><text:span text:style-name="T57">[</text:span><text:span text:style-name="T58">Key</text:span><text:span text:style-name="T62">payload</text:span><text:span text:style-name="T57">, </text:span><text:span text:style-name="T58">Salt</text:span><text:span text:style-name="T62">payload</text:span><text:span text:style-name="T57">, </text:span><text:span text:style-name="T71">[</text:span><text:span text:style-name="T67">time/mem/threads</text:span><text:span text:style-name="T57">]</text:span><text:span text:style-name="T71">]</text:span></text:p>
      <text:p text:style-name="P54"/>
      <text:p text:style-name="P5"><text:span text:style-name="T11">Cipher</text:span> &lt;= <text:span text:style-name="T43">XChacha20-Poly1305</text:span>::<text:span text:style-name="T43">Init</text:span><text:span text:style-name="T39">[</text:span><text:span text:style-name="T10">Key</text:span><text:span text:style-name="T19">derived</text:span><text:span text:style-name="T39">]</text:span></text:p>
      <text:p text:style-name="P5"/>
      <text:p text:style-name="P5">Iterate <text:span text:style-name="T11">Cipher</text:span>::<text:span text:style-name="T57">[</text:span><text:span text:style-name="T58">Secret</text:span><text:span text:style-name="T62">input</text:span><text:span text:style-name="T57">]</text:span></text:p>
      <text:p text:style-name="P59"><text:span text:style-name="T11">Secret</text:span><text:span text:style-name="T19">input</text:span><text:span text:style-name="T39">[blockX]<text:tab/><text:tab/>&lt;= </text:span><text:span text:style-name="T52">ReadFromStream</text:span><text:span text:style-name="T39">[blockSize]</text:span></text:p>
      <text:p text:style-name="P12"><text:span text:style-name="T11">Secret</text:span><text:span text:style-name="T19">encrypted</text:span><text:span text:style-name="T11">[</text:span><text:span text:style-name="T39">blockX</text:span><text:span text:style-name="T11">]</text:span><text:span text:style-name="T39"> <text:tab/>&lt;</text:span><text:span text:style-name="T40">= </text:span><text:span text:style-name="T11">Cipher</text:span>::<text:span text:style-name="T43">Encrypt</text:span>[<text:span text:style-name="T11">Secret</text:span><text:span text:style-name="T18">input</text:span>[blockX], <text:span text:style-name="T11">ADConst</text:span>]</text:p>
      <text:p text:style-name="P15"><text:span text:style-name="T3">WriteToStream</text:span><text:span text:style-name="T4">[</text:span><text:span text:style-name="T5">Secret</text:span><text:span text:style-name="T27">encrypted</text:span><text:span text:style-name="T4">[blockX]]</text:span></text:p>
      <text:p text:style-name="P56"/>
      <text:p text:style-name="P46"><text:span text:style-name="T80">A General Decription</text:span> Of The <text:span text:style-name="T80">OPEN</text:span> Process</text:p>
      <text:p text:style-name="P24">The <text:span text:style-name="T14">Open</text:span> process receives <text:span text:style-name="T81">the encrypted </text:span><text:span text:style-name="T49">bundle</text:span><text:span text:style-name="T81"> byte sequence and outputs the decrypted, restored secret data. <text:s/></text:span></text:p>
      <text:p text:style-name="P24"/>
      <text:p text:style-name="P24"><text:span text:style-name="T81">The Bundle may be in a </text:span><text:span text:style-name="T45">split</text:span><text:span text:style-name="T81"> or </text:span><text:span text:style-name="T45">combined</text:span><text:span text:style-name="T81"> form. <text:s/>Please refer to “A General Description of the BUNDLE Process” for structural details of </text:span><text:span text:style-name="T45">split</text:span><text:span text:style-name="T81"> vs </text:span><text:span text:style-name="T45">combined</text:span><text:span text:style-name="T81"> </text:span><text:span text:style-name="T49">bundles</text:span><text:span text:style-name="T81">, as well as the bundle header composition. <text:s/>For this description, we are more concerned with explaining the logic of reversing the bundle data into the original secret.</text:span></text:p>
      <text:p text:style-name="P24"/>
      <text:p text:style-name="P28">Regardless of <text:span text:style-name="T43">split</text:span> vs. <text:span text:style-name="T43">combined</text:span> source types, the following process is the same:</text:p>
      <text:p text:style-name="P28"/>
      <text:list text:style-name="L6">
        <text:list-item>
          <text:p text:style-name="P29">Read the header data</text:p>
          <text:p text:style-name="P29"/>
        </text:list-item>
        <text:list-item>
          <text:p text:style-name="P29">Decrypt the header data using the receiver’s private key from their <text:span text:style-name="T43">curve25519</text:span> (<text:span text:style-name="T43">cipher</text:span>) keypair. <text:s/>This uses the <text:span text:style-name="T48">NKEYS XKEYS</text:span> (<text:span text:style-name="T43">curve25519</text:span>) <text:span text:style-name="T48">Open</text:span> functionality. </text:p>
          <text:p text:style-name="P29"/>
        </text:list-item>
        <text:list-item>
          <text:p text:style-name="P29">Extract the signing data from the decrypted header. <text:s/>Confirm that the signature matches the expected sender’s signature using the specified “from” user’s public key from their <text:span text:style-name="T43">ed25519</text:span> (<text:span text:style-name="T43">signing</text:span>) keypair. <text:s/>If the validation fails, abort the process or possibly request permission to proceed.</text:p>
          <text:p text:style-name="P29"/>
        </text:list-item>
        <text:list-item>
          <text:p text:style-name="P29">Extract the payload <text:span text:style-name="T11">salt</text:span> and <text:span text:style-name="T11">key</text:span> from the decrypted header. <text:s/>Then derive the actual payload key using <text:span text:style-name="T43">Argon2</text:span>.</text:p>
          <text:p text:style-name="P29"/>
        </text:list-item>
        <text:list-item>
          <text:p text:style-name="P29">Read and decode the payload, while emitting the decoded data to the requested output target and encoding. <text:s/>The payload is decrypted using the <text:span text:style-name="T43">XChacha20-Poly1305</text:span> symmetric cipher.</text:p>
          <text:p text:style-name="P29"/>
        </text:list-item>
        <text:list-item>
          <text:p text:style-name="P29">If the original source and the output targets are both files, use the original file details for date and naming, unless user has supplied explicit target details. <text:s/>Future implementations may include other file or target properties that might need to be applied as well.</text:p>
        </text:list-item>
      </text:list>
      <text:p text:style-name="P24"/>
      <text:p text:style-name="P24"/>
      <text:p text:style-name="P47">A <text:span text:style-name="T80">T</text:span>echnical <text:span text:style-name="T80">Description</text:span> of the <text:span text:style-name="T81">OPEN</text:span> <text:span text:style-name="T80">P</text:span>rocess</text:p>
      <text:p text:style-name="P24"/>
      <text:p text:style-name="P42">Given these values:</text:p>
      <text:p text:style-name="P38"/>
      <text:p text:style-name="P26"><text:span text:style-name="T11">Key</text:span><text:span text:style-name="T18">payload</text:span> <text:tab/><text:span text:style-name="T38">is </text:span><text:span text:style-name="T82">the</text:span> symmetric key for the payload data stream</text:p>
      <text:p text:style-name="P27"><text:span text:style-name="T11">Salt</text:span><text:span text:style-name="T18">payload</text:span> <text:tab/><text:span text:style-name="T38">is </text:span><text:span text:style-name="T82">the</text:span> salt <text:span text:style-name="T38">input for the </text:span><text:span text:style-name="T44">Argon2</text:span><text:span text:style-name="T38"> permutation</text:span></text:p>
      <text:p text:style-name="P27"><text:span text:style-name="T11">Key</text:span><text:span text:style-name="T18">derived</text:span> <text:tab/><text:span text:style-name="T38">is a</text:span>n <text:span text:style-name="T43">Argon2</text:span> permutation of <text:span text:style-name="T11">Key</text:span><text:span text:style-name="T18">payload </text:span><text:span text:style-name="T38">used to </text:span><text:span text:style-name="T82">decrypt</text:span><text:span text:style-name="T38"> the payload with </text:span><text:span text:style-name="T44">Chacha20-Poly1305</text:span></text:p>
      <text:p text:style-name="P27"><text:span text:style-name="T11">PUB</text:span><text:span text:style-name="T20">sign-sender</text:span> <text:tab/><text:span text:style-name="T38">is </text:span>the <text:span text:style-name="T46">ed25519</text:span> public key for the <text:span text:style-name="T82">sender’s signing keypair</text:span></text:p>
      <text:p text:style-name="P27"><text:span text:style-name="T11">P</text:span><text:span text:style-name="T12">K</text:span><text:span text:style-name="T30">receiver</text:span> <text:tab/><text:span text:style-name="T38">is </text:span>the <text:span text:style-name="T82">curve</text:span><text:span text:style-name="T43">25519</text:span> private key for the <text:span text:style-name="T82">receiver</text:span></text:p>
      <text:p text:style-name="P27"><text:span text:style-name="T11">Salt</text:span><text:span text:style-name="T18">sign</text:span> <text:tab/><text:span text:style-name="T38">is </text:span><text:span text:style-name="T82">i</text:span><text:span text:style-name="T38">nput for the signing </text:span>sequence</text:p>
      <text:p text:style-name="P27"><text:span text:style-name="T11">Signature</text:span> <text:tab/><text:span text:style-name="T38">is </text:span>the signed sequence stored in the header</text:p>
      <text:p text:style-name="P32"><text:span text:style-name="T11">Header</text:span><text:span text:style-name="T30">decrypted</text:span><text:tab/><text:span text:style-name="T38">is </text:span><text:span text:style-name="T82">the header structure from decrypting </text:span><text:span text:style-name="T15">Header</text:span><text:span text:style-name="T30">encrypted</text:span></text:p>
      <text:p text:style-name="P27"><text:span text:style-name="T11">Header</text:span><text:span text:style-name="T18">encrypted<text:tab/></text:span><text:span text:style-name="T38">is </text:span>the encrypted <text:span text:style-name="T82">input </text:span><text:span text:style-name="T55">header</text:span><text:span text:style-name="T15"> </text:span><text:span text:style-name="T42">structure</text:span></text:p>
      <text:p text:style-name="P33"><text:span text:style-name="T11">Header</text:span><text:span text:style-name="T19">length</text:span><text:span text:style-name="T91"><text:tab/>is the int16u length of the header bytes in the input stream</text:span></text:p>
      <text:p text:style-name="P27"><text:span text:style-name="T11">Cipher</text:span> <text:tab/><text:span text:style-name="T38">is </text:span>an initialized <text:span text:style-name="T43">XChacha20-Poly1305</text:span> <text:span text:style-name="T82">decryptor</text:span></text:p>
      <text:p text:style-name="P27"><text:span text:style-name="T11">ADConst</text:span> <text:tab/><text:span text:style-name="T38">is a </text:span>value for <text:span text:style-name="T56">Cipher</text:span>'s <text:span text:style-name="T44">AD (</text:span><text:span text:style-name="T43">Associated Data</text:span><text:span text:style-name="T44">)</text:span></text:p>
      <text:p text:style-name="P27"><text:span text:style-name="T15">Payload</text:span><text:span text:style-name="T20">encrypted<text:tab/></text:span><text:span text:style-name="T38">is </text:span>the <text:span text:style-name="T82">encrypted input payload data</text:span></text:p>
      <text:p text:style-name="P63"><text:span text:style-name="T86">Payload</text:span><text:span text:style-name="T88">dec</text:span><text:span text:style-name="T87">rypted<text:tab/></text:span><text:span text:style-name="T84">is </text:span><text:span text:style-name="T83">the </text:span><text:span text:style-name="T85">decrypted output </text:span><text:span text:style-name="T84">of </text:span><text:span text:style-name="T86">Payload</text:span><text:span text:style-name="T88">encrypted</text:span></text:p>
      <text:p text:style-name="P40"/>
      <text:p text:style-name="P42">This is the <text:span text:style-name="T50">OPEN</text:span> process:</text:p>
      <text:p text:style-name="P42"/>
      <text:p text:style-name="P31"><text:span text:style-name="T50">Header</text:span><text:span text:style-name="T32">length</text:span><text:span text:style-name="T82"> <text:tab/>&lt;= ReadFrom</text:span>Stream[<text:span text:style-name="T43">int16uWithFixedEndian</text:span><text:span text:style-name="T57">]</text:span></text:p>
      <text:p text:style-name="P31"><text:span text:style-name="T15">Header</text:span><text:span text:style-name="T30">encrypted<text:tab/></text:span><text:span text:style-name="T82">&lt;= ReadFrom</text:span>Stream[<text:span text:style-name="T10">Header</text:span><text:span text:style-name="T20">length</text:span>]</text:p>
      <text:p text:style-name="P35"><text:span text:style-name="T11">Header</text:span><text:span text:style-name="T30">decrypted</text:span><text:span text:style-name="T105"><text:tab/></text:span><text:span text:style-name="T96">&lt;= </text:span><text:span text:style-name="T99">curve25519::</text:span><text:span text:style-name="T102">Open</text:span><text:span text:style-name="T96">[</text:span><text:span text:style-name="T92">Header</text:span><text:span text:style-name="T21">encrypted</text:span><text:span text:style-name="T96">, </text:span><text:span text:style-name="T92">P</text:span><text:span text:style-name="T94">K</text:span><text:span text:style-name="T30">receiver</text:span><text:span text:style-name="T96">]</text:span></text:p>
      <text:p text:style-name="P25"><text:span text:style-name="T11"/></text:p>
      <text:p text:style-name="P34"><text:span text:style-name="T11">Salt</text:span><text:span text:style-name="T18">payload</text:span> <text:tab/>&lt;= <text:span text:style-name="T48">Header</text:span><text:span text:style-name="T34">decrypted</text:span><text:span text:style-name="T100">::</text:span><text:span text:style-name="T102">Salt</text:span><text:span text:style-name="T35">payload</text:span></text:p>
      <text:p text:style-name="P34"><text:span text:style-name="T11">Key</text:span><text:span text:style-name="T19">payload</text:span><text:span text:style-name="T39"> <text:tab/>&lt;= </text:span><text:span text:style-name="T48">Header</text:span><text:span text:style-name="T32">decrypted</text:span><text:span text:style-name="T104">::</text:span><text:span text:style-name="T102">Key</text:span><text:span text:style-name="T33">payload</text:span></text:p>
      <text:p text:style-name="P36"><text:span text:style-name="T11">Metadata</text:span><text:span text:style-name="T39"><text:tab/>&lt;= </text:span><text:span text:style-name="T48">Header</text:span><text:span text:style-name="T32">decrypted</text:span><text:span text:style-name="T104">::</text:span><text:span text:style-name="T101">Metadata</text:span></text:p>
      <text:p text:style-name="P25"><text:span text:style-name="T11"/></text:p>
      <text:p text:style-name="P34"><text:span text:style-name="T11">Key</text:span><text:span text:style-name="T19">derived</text:span><text:span text:style-name="T39"> <text:tab/>&lt;= </text:span><text:span text:style-name="T52">Argon2</text:span><text:span text:style-name="T72">[</text:span><text:span text:style-name="T58">Key</text:span><text:span text:style-name="T65">payload</text:span><text:span text:style-name="T72">, </text:span><text:span text:style-name="T58">Salt</text:span><text:span text:style-name="T65">payload</text:span><text:span text:style-name="T72">, </text:span><text:span text:style-name="T73">[</text:span><text:span text:style-name="T69">time/mem/threads</text:span><text:span text:style-name="T72">]</text:span><text:span text:style-name="T73">]</text:span></text:p>
      <text:p text:style-name="P34"><text:span text:style-name="T61"/></text:p>
      <text:p text:style-name="P55"><text:span text:style-name="T67"/></text:p>
      <text:p text:style-name="P25"><text:span text:style-name="T11">Cipher</text:span> &lt;= <text:span text:style-name="T43">XChacha20-Poly1305</text:span>::<text:span text:style-name="T43">Init</text:span><text:span text:style-name="T39">[</text:span><text:span text:style-name="T10">Key</text:span><text:span text:style-name="T19">derived</text:span><text:span text:style-name="T39">]</text:span></text:p>
      <text:p text:style-name="P25"/>
      <text:p text:style-name="P34">Iterate <text:span text:style-name="T11">Cipher</text:span>::<text:span text:style-name="T57">[</text:span><text:span text:style-name="T95">Payload</text:span><text:span text:style-name="T20">encrypted</text:span><text:span text:style-name="T57">]</text:span></text:p>
      <text:p text:style-name="P34"><text:tab/><text:span text:style-name="T95">Payload</text:span><text:span text:style-name="T20">encrypted</text:span><text:span text:style-name="T57">[blockX] &lt;</text:span><text:span text:style-name="T74">= ReadFromStream[</text:span><text:span text:style-name="T68">blockSize</text:span><text:span text:style-name="T74">]</text:span></text:p>
      <text:p text:style-name="P58"><text:span text:style-name="T16">Payload</text:span><text:span text:style-name="T25">d</text:span><text:span text:style-name="T21">ec</text:span><text:span text:style-name="T19">rypted</text:span><text:span text:style-name="T11">[</text:span><text:span text:style-name="T39">blockX</text:span><text:span text:style-name="T11">]</text:span><text:span text:style-name="T39"> &lt;</text:span><text:span text:style-name="T40">= </text:span><text:span text:style-name="T11">Cipher</text:span>::<text:span text:style-name="T47">Decrypt</text:span>[<text:span text:style-name="T90">Payload</text:span><text:span text:style-name="T89">encrypted</text:span>[blockX], <text:span text:style-name="T11">ADConst</text:span>]</text:p>
      <text:p text:style-name="P62"><text:span text:style-name="T3">WriteToStream</text:span><text:span text:style-name="T4">[</text:span><text:span text:style-name="T6">Payload</text:span><text:span text:style-name="T28">de</text:span><text:span text:style-name="T29">c</text:span><text:span text:style-name="T27">rypted</text:span><text:span text:style-name="T4">[blockX]]</text:span></text:p>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23:10:17.653259448</meta:creation-date>
    <dc:date>2023-11-24T14:32:09.619878328</dc:date>
    <meta:editing-duration>PT4H13M25S</meta:editing-duration>
    <meta:editing-cycles>19</meta:editing-cycles>
    <meta:generator>LibreOffice/7.5.8.2$MacOSX_AARCH64 LibreOffice_project/f718d63693263970429a68f568db6046aaa9df01</meta:generator>
    <meta:document-statistic meta:table-count="0" meta:image-count="0" meta:object-count="0" meta:page-count="8" meta:paragraph-count="186" meta:word-count="2635" meta:character-count="16393" meta:non-whitespace-character-count="13706"/>
  </office:meta>
</office:document-meta>
</file>